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6">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margin-top="0in" fo:margin-bottom="0.0429in" loext:contextual-spacing="false" fo:text-indent="-0.25in" style:auto-text-indent="false"/>
    </style:style>
    <style:style style:name="P38" style:family="paragraph" style:parent-style-name="Standard" style:list-style-name="WWNum1">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Heading_20_1" style:list-style-name="WWNum3"/>
    <style:style style:name="P42" style:family="paragraph" style:parent-style-name="Heading_20_2" style:list-style-name="WWNum3"/>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style:text-underline-style="none"/>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4. Introducción a PowerShell - Parte 2</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Uso del bucle While en PowerShell<text:tab/>3</text:span></text:a></text:p>
          <text:p text:style-name="P17"><text:a xlink:type="simple" xlink:href="#_f4ok06xl78bz" text:style-name="Index_20_Link" text:visited-style-name="Index_20_Link"><text:span text:style-name="T19">1.1 <text:s/>Ejemplos de Bucles While<text:tab/>3</text:span></text:a></text:p>
          <text:p text:style-name="P15"><text:a xlink:type="simple" xlink:href="#_rake67zad2p0" text:style-name="Index_20_Link" text:visited-style-name="Index_20_Link"><text:span text:style-name="T18">2. Uso del bucle For en PowerShell<text:tab/>7</text:span></text:a></text:p>
          <text:p text:style-name="P17"><text:a xlink:type="simple" xlink:href="#_cvme03rpjali" text:style-name="Index_20_Link" text:visited-style-name="Index_20_Link"><text:span text:style-name="T19">2.1 <text:s/>Ejemplos de Bucles For<text:tab/>7</text:span></text:a></text:p>
          <text:p text:style-name="P15"><text:a xlink:type="simple" xlink:href="#_z8ithvgs96nh" text:style-name="Index_20_Link" text:visited-style-name="Index_20_Link"><text:span text:style-name="T18">3. Uso del bucle Foreach en PowerShell<text:tab/>10</text:span></text:a></text:p>
          <text:p text:style-name="P17"><text:a xlink:type="simple" xlink:href="#_tks835mcq0ie" text:style-name="Index_20_Link" text:visited-style-name="Index_20_Link"><text:span text:style-name="T19">3.1 <text:s/>Ejemplo de uso del bucle Foreach<text:tab/>11</text:span></text:a></text:p>
          <text:p text:style-name="P15"><text:a xlink:type="simple" xlink:href="#_bx9tyxe9j4tt" text:style-name="Index_20_Link" text:visited-style-name="Index_20_Link"><text:span text:style-name="T18">4. Uso de funciones en PowerShell<text:tab/>14</text:span></text:a></text:p>
          <text:p text:style-name="P17"><text:a xlink:type="simple" xlink:href="#_xlv3ir9cip1o" text:style-name="Index_20_Link" text:visited-style-name="Index_20_Link"><text:span text:style-name="T19">4.1 <text:s/>Ejemplos de Funciones<text:tab/>14</text:span></text:a></text:p>
          <text:p text:style-name="P15"><text:a xlink:type="simple" xlink:href="#_tokpp9t0i6dg" text:style-name="Index_20_Link" text:visited-style-name="Index_20_Link"><text:span text:style-name="T18">5. Ejercicios resueltos<text:tab/>18</text:span></text:a></text:p>
          <text:p text:style-name="P15"><text:a xlink:type="simple" xlink:href="#_xotjqjr5jl57" text:style-name="Index_20_Link" text:visited-style-name="Index_20_Link"><text:span text:style-name="T18">6. Bibliografía<text:tab/>23</text:span></text:a></text:p>
        </text:index-body>
      </text:table-of-content>
      <text:p text:style-name="P14"/>
      <text:p text:style-name="P18"/>
      <text:p text:style-name="P19"><text:span text:style-name="T14">Unidad 04. Introducción a PowerShell - Parte 2</text:span></text:p>
      <text:list xml:id="list861648004" text:style-name="WWNum3">
        <text:list-item>
          <text:p text:style-name="P41"><text:bookmark text:name="_gjdgxs"/>Uso del bucle While en PowerShell</text:p>
        </text:list-item>
      </text:list>
      <text:p text:style-name="Standard">Un bucle While evalúa una condición antes de ejecutar el bloque de código que contiene. Si la condición es verdadera, el bloque de código se ejecuta. Después de cada ejecución del bloque, la condición se evalúa nuevamente. Esto continúa hasta que la condición se evalúa como falsa.</text:p>
      <text:list xml:id="list15614618027234" text:continue-numbering="true" text:style-name="WWNum3">
        <text:list-item>
          <text:list>
            <text:list-item>
              <text:p text:style-name="P42"><text:bookmark text:name="_f4ok06xl78bz"/>Ejemplos de Bucles While</text:p>
            </text:list-item>
          </text:list>
        </text:list-item>
      </text:list>
      <text:p text:style-name="Standard"><text:span text:style-name="T10">Contador Simple</text:span></text:p>
      <table:table table:name="Table1" table:style-name="Table1">
        <table:table-column table:style-name="Table1.A"/>
        <table:table-row table:style-name="Table1.1">
          <table:table-cell table:style-name="Table1.A1" office:value-type="string">
            <text:p text:style-name="P24"><text:span text:style-name="T20">$contador</text:span><text:span text:style-name="T21"> = </text:span><text:span text:style-name="T20">1</text:span><text:span text:style-name="T21"><text:line-break/></text:span><text:span text:style-name="T22">while</text:span><text:span text:style-name="T21"> (</text:span><text:span text:style-name="T20">$contador</text:span><text:span text:style-name="T21"> -le </text:span><text:span text:style-name="T20">5</text:span><text:span text:style-name="T21">) {<text:line-break/> <text:s text:c="3"/></text:span><text:span text:style-name="T23">Write-Host</text:span><text:span text:style-name="T21"> </text:span><text:span text:style-name="T24">"Contador es: </text:span><text:span text:style-name="T20">$contador</text:span><text:span text:style-name="T24">"</text:span><text:span text:style-name="T21"><text:line-break/> <text:s text:c="3"/></text:span><text:span text:style-name="T20">$contador</text:span><text:span text:style-name="T21">++<text:line-break/>}</text:span></text:p>
          </table:table-cell>
        </table:table-row>
      </table:table>
      <text:p text:style-name="Standard"><text:span text:style-name="T10">Explicación:</text:span></text:p>
      <text:p text:style-name="Standard">Este script inicializa un contador en 1 y lo incrementa en cada iteración del bucle While hasta que el contador supera 5. En cada iteración, imprime el valor actual del contador.</text:p>
      <text:p text:style-name="Standard"><text:span text:style-name="T10">Simulación de ejecución:</text:span></text:p>
      <text:p text:style-name="Standard">Iteración 1: Contador es 1</text:p>
      <text:p text:style-name="Standard">Iteración 2: Contador es 2</text:p>
      <text:p text:style-name="Standard">Iteración 3: Contador es 3</text:p>
      <text:p text:style-name="Standard">Iteración 4: Contador es 4</text:p>
      <text:p text:style-name="Standard">Iteración 5: Contador es 5</text:p>
      <text:p text:style-name="Standard"/>
      <text:p text:style-name="Standard"><text:span text:style-name="T10">Ejemplo 2: Espera hasta que un archivo exista</text:span></text:p>
      <table:table table:name="Table2" table:style-name="Table2">
        <table:table-column table:style-name="Table2.A"/>
        <text:soft-page-break/>
        <table:table-row table:style-name="Table2.1">
          <table:table-cell table:style-name="Table2.A1" office:value-type="string">
            <text:p text:style-name="P24"><text:span text:style-name="T22">while</text:span><text:span text:style-name="T21"> (-not (</text:span><text:span text:style-name="T23">Test-Path</text:span><text:span text:style-name="T21"> </text:span><text:span text:style-name="T24">"C:\temp\miarchivo.txt"</text:span><text:span text:style-name="T21">)) {<text:line-break/> <text:s text:c="3"/></text:span><text:span text:style-name="T23">Write-Host</text:span><text:span text:style-name="T21"> </text:span><text:span text:style-name="T24">"Esperando el archivo..."</text:span><text:span text:style-name="T21"><text:line-break/> <text:s text:c="3"/></text:span><text:span text:style-name="T23">Start-Sleep</text:span><text:span text:style-name="T21"> -Seconds </text:span><text:span text:style-name="T20">2</text:span><text:span text:style-name="T21"><text:line-break/>}<text:line-break/></text:span><text:span text:style-name="T23">Write-Host</text:span><text:span text:style-name="T21"> </text:span><text:span text:style-name="T24">"Archivo encontrado."</text:span></text:p>
          </table:table-cell>
        </table:table-row>
      </table:table>
      <text:p text:style-name="Standard"><text:span text:style-name="T10">Explicación:</text:span></text:p>
      <text:p text:style-name="Standard">Este bucle espera hasta que un archivo específico exista en la ubicación dada. Utiliza Test-Path para verificar la existencia del archivo. Si no existe, el script duerme durante dos segundos antes de verificar nuevamente.</text:p>
      <text:p text:style-name="Standard"><text:span text:style-name="T10">Simulación de ejecución:</text:span></text:p>
      <text:p text:style-name="Standard">Iteración 1: Archivo no encontrado, espera 2 segundos.</text:p>
      <text:p text:style-name="Standard">Iteración 2: Archivo no encontrado, espera 2 segundos.</text:p>
      <text:p text:style-name="Standard">Iteración 3: Archivo encontrado, sale del bucle.</text:p>
      <text:p text:style-name="Standard"/>
      <text:p text:style-name="Standard"/>
      <text:p text:style-name="Standard"/>
      <text:p text:style-name="Standard"/>
      <text:p text:style-name="Standard"><text:span text:style-name="T10">Menú de Opciones</text:span></text:p>
      <table:table table:name="Table3" table:style-name="Table3">
        <table:table-column table:style-name="Table3.A"/>
        <table:table-row table:style-name="Table3.1">
          <table:table-cell table:style-name="Table3.A1" office:value-type="string">
            <text:p text:style-name="P24"><text:span text:style-name="T22">do</text:span><text:span text:style-name="T21"> {<text:line-break/> <text:s text:c="3"/></text:span><text:span text:style-name="T23">Write-Host</text:span><text:span text:style-name="T21"> </text:span><text:span text:style-name="T24">"1. Opción A"</text:span><text:span text:style-name="T21"><text:line-break/> <text:s text:c="3"/></text:span><text:span text:style-name="T23">Write-Host</text:span><text:span text:style-name="T21"> </text:span><text:span text:style-name="T24">"2. Opción B"</text:span><text:span text:style-name="T21"><text:line-break/> <text:s text:c="3"/></text:span><text:span text:style-name="T23">Write-Host</text:span><text:span text:style-name="T21"> </text:span><text:span text:style-name="T24">"3. Salir"</text:span><text:span text:style-name="T21"><text:line-break/> <text:s text:c="3"/></text:span><text:span text:style-name="T20">$opcion</text:span><text:span text:style-name="T21"> = </text:span><text:span text:style-name="T23">Read-Host</text:span><text:span text:style-name="T21"> </text:span><text:span text:style-name="T24">"Seleccione una opción"</text:span><text:span text:style-name="T21"><text:line-break/>} </text:span><text:span text:style-name="T22">while</text:span><text:span text:style-name="T21"> (</text:span><text:span text:style-name="T20">$opcion</text:span><text:span text:style-name="T21"> -ne </text:span><text:span text:style-name="T24">'3'</text:span><text:span text:style-name="T21">)</text:span></text:p>
          </table:table-cell>
        </table:table-row>
      </table:table>
      <text:p text:style-name="Standard"><text:span text:style-name="T10">Explicación:</text:span></text:p>
      <text:p text:style-name="Standard">Este bucle muestra un menú de opciones y permite al usuario seleccionar una opción. El bucle continúa hasta que el usuario selecciona la opción para salir (3).</text:p>
      <text:p text:style-name="Standard"><text:span text:style-name="T10">Simulación de ejecución:</text:span></text:p>
      <text:p text:style-name="Standard">Usuario selecciona 1, muestra menú de nuevo.</text:p>
      <text:p text:style-name="Standard">Usuario selecciona 2, muestra menú de nuevo.</text:p>
      <text:p text:style-name="Standard">Usuario selecciona 3, sale del bucle.</text:p>
      <text:p text:style-name="Standard"/>
      <text:p text:style-name="Standard"><text:span text:style-name="T10">Validación de Entrada</text:span></text:p>
      <table:table table:name="Table4" table:style-name="Table4">
        <table:table-column table:style-name="Table4.A"/>
        <table:table-row table:style-name="Table4.1">
          <table:table-cell table:style-name="Table4.A1" office:value-type="string">
            <text:p text:style-name="P24"><text:span text:style-name="T22">do</text:span><text:span text:style-name="T21"> {<text:line-break/> <text:s text:c="3"/></text:span><text:span text:style-name="T20">$edad</text:span><text:span text:style-name="T21"> = </text:span><text:span text:style-name="T23">Read-Host</text:span><text:span text:style-name="T21"> </text:span><text:span text:style-name="T24">"Ingrese su edad (debe ser un número)"</text:span><text:span text:style-name="T21"><text:line-break/>} </text:span><text:span text:style-name="T22">while</text:span><text:span text:style-name="T21"> (</text:span><text:span text:style-name="T20">$edad</text:span><text:span text:style-name="T21"> -notmatch </text:span><text:span text:style-name="T24">'^\d+$'</text:span><text:span text:style-name="T21">)<text:line-break/></text:span><text:span text:style-name="T23">Write-Host</text:span><text:span text:style-name="T21"> </text:span><text:span text:style-name="T24">"Edad válida: </text:span><text:span text:style-name="T20">$edad</text:span><text:span text:style-name="T24"> años."</text:span></text:p>
          </table:table-cell>
        </table:table-row>
      </table:table>
      <text:p text:style-name="Standard"><text:span text:style-name="T10">Explicación:</text:span></text:p>
      <text:p text:style-name="Standard">Solicita la edad del usuario y asegura que sea un número mediante una expresión regular. El bucle persiste hasta que se introduce una entrada válida.</text:p>
      <text:p text:style-name="Standard"><text:span text:style-name="T10">Simulación de ejecución:</text:span></text:p>
      <text:p text:style-name="Standard">Usuario introduce "veinte", se solicita de nuevo.</text:p>
      <text:p text:style-name="Standard">Usuario introduce "30", bucle termina con "Edad válida: 30 años."</text:p>
      <text:p text:style-name="Standard"/>
      <text:p text:style-name="Standard"><text:span text:style-name="T10">Loop de Intentos</text:span></text:p>
      <table:table table:name="Table5" table:style-name="Table5">
        <table:table-column table:style-name="Table5.A"/>
        <table:table-row table:style-name="Table5.1">
          <table:table-cell table:style-name="Table5.A1" office:value-type="string">
            <text:p text:style-name="P24"><text:span text:style-name="T20">$intentos</text:span><text:span text:style-name="T21"> = </text:span><text:span text:style-name="T20">0</text:span><text:span text:style-name="T21"><text:line-break/></text:span><text:span text:style-name="T22">while</text:span><text:span text:style-name="T21"> (</text:span><text:span text:style-name="T20">$intentos</text:span><text:span text:style-name="T21"> -lt </text:span><text:span text:style-name="T20">3</text:span><text:span text:style-name="T21">) {<text:line-break/> <text:s text:c="3"/></text:span><text:span text:style-name="T20">$usuario</text:span><text:span text:style-name="T21"> = </text:span><text:span text:style-name="T23">Read-Host</text:span><text:span text:style-name="T21"> </text:span><text:span text:style-name="T24">"Usuario"</text:span><text:span text:style-name="T21"><text:line-break/> <text:s text:c="3"/></text:span><text:span text:style-name="T20">$contrase</text:span><text:span text:style-name="T21">ña = </text:span><text:span text:style-name="T23">Read-Host</text:span><text:span text:style-name="T21"> </text:span><text:span text:style-name="T24">"Contraseña"</text:span><text:span text:style-name="T21"><text:line-break/> <text:s text:c="3"/></text:span><text:span text:style-name="T22">if</text:span><text:span text:style-name="T21"> (</text:span><text:span text:style-name="T20">$usuario</text:span><text:span text:style-name="T21"> -eq </text:span><text:span text:style-name="T24">"admin"</text:span><text:span text:style-name="T21"> -and </text:span><text:span text:style-name="T20">$contrase</text:span><text:span text:style-name="T21">ña -eq </text:span><text:span text:style-name="T24">"123"</text:span><text:span text:style-name="T21">) {<text:line-break/> <text:s text:c="7"/></text:span><text:span text:style-name="T23">Write-Host</text:span><text:span text:style-name="T21"> </text:span><text:span text:style-name="T24">"Acceso concedido"</text:span><text:span text:style-name="T21"><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Acceso denegado. Intente de nuevo."</text:span><text:span text:style-name="T21"><text:line-break/> <text:s text:c="3"/>}<text:line-break/> <text:s text:c="3"/></text:span><text:span text:style-name="T20">$intentos</text:span><text:span text:style-name="T21">++<text:line-break/>}</text:span></text:p>
          </table:table-cell>
        </table:table-row>
      </table:table>
      <text:p text:style-name="P1"/>
      <text:p text:style-name="Standard"><text:span text:style-name="T10">Explicación</text:span>:</text:p>
      <text:p text:style-name="Standard">Este script permite al usuario intentar iniciar sesión hasta tres veces. Si las credenciales son correctas, el bucle se interrumpe prematuramente.</text:p>
      <text:p text:style-name="Standard"><text:span text:style-name="T10">Simulación de ejecución:</text:span></text:p>
      <text:p text:style-name="Standard">Intento 1: Usuario "user", Contraseña "pass", Acceso denegado.</text:p>
      <text:p text:style-name="Standard">Intento 2: Usuario "admin", Contraseña "123", Acceso concedido, bucle termina.</text:p>
      <text:p text:style-name="Standard"/>
      <text:p text:style-name="Standard"><text:span text:style-name="T10">Suma de números</text:span></text:p>
      <table:table table:name="Table6" table:style-name="Table6">
        <table:table-column table:style-name="Table6.A"/>
        <table:table-row table:style-name="Table6.1">
          <table:table-cell table:style-name="Table6.A1" office:value-type="string">
            <text:p text:style-name="P24"><text:span text:style-name="T20">$suma</text:span><text:span text:style-name="T21"> = </text:span><text:span text:style-name="T20">0</text:span><text:span text:style-name="T21"><text:line-break/></text:span><text:span text:style-name="T20">$numero</text:span><text:span text:style-name="T21"> = </text:span><text:span text:style-name="T20">1</text:span><text:span text:style-name="T21"><text:line-break/></text:span><text:span text:style-name="T22">while</text:span><text:span text:style-name="T21"> (</text:span><text:span text:style-name="T20">$numero</text:span><text:span text:style-name="T21"> -ne </text:span><text:span text:style-name="T20">0</text:span><text:span text:style-name="T21">) {<text:line-break/> <text:s text:c="3"/></text:span><text:span text:style-name="T20">$numero</text:span><text:span text:style-name="T21"> = </text:span><text:span text:style-name="T23">Read-Host</text:span><text:span text:style-name="T21"> </text:span><text:span text:style-name="T24">"Introduce un número (0 para salir)"</text:span><text:span text:style-name="T21"><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Permite al usuario introducir números continuamente, los cuales se suman a un total. El bucle termina cuando el usuario introduce 0.</text:p>
      <text:p text:style-name="Standard"><text:span text:style-name="T10">Simulación de ejecución:</text:span></text:p>
      <text:p text:style-name="Standard">Usuario introduce 5, suma = 5.</text:p>
      <text:p text:style-name="Standard">Usuario introduce 15, suma = 20.</text:p>
      <text:p text:style-name="Standard">Usuario introduce 0, muestra "Suma total: 20", bucle termina.</text:p>
      <text:p text:style-name="Standard"/>
      <text:p text:style-name="Standard"><text:span text:style-name="T10">Reintentar operación</text:span></text:p>
      <table:table table:name="Table7" table:style-name="Table7">
        <table:table-column table:style-name="Table7.A"/>
        <table:table-row table:style-name="Table7.1">
          <table:table-cell table:style-name="Table7.A1" office:value-type="string">
            <text:p text:style-name="P24"><text:span text:style-name="T20">$completado</text:span><text:span text:style-name="T21"> = </text:span><text:span text:style-name="T20">$false</text:span><text:span text:style-name="T21"><text:line-break/></text:span><text:span text:style-name="T22">while</text:span><text:span text:style-name="T21"> (-not </text:span><text:span text:style-name="T20">$completado</text:span><text:span text:style-name="T21">) {<text:line-break/> <text:s text:c="3"/></text:span><text:span text:style-name="T22">try</text:span><text:span text:style-name="T21"> {<text:line-break/> <text:s text:c="7"/></text:span><text:span text:style-name="T25"># Intento de operación que puede fallar</text:span><text:span text:style-name="T21"><text:line-break/> <text:s text:c="7"/></text:span><text:span text:style-name="T23">Write-Host</text:span><text:span text:style-name="T21"> </text:span><text:span text:style-name="T24">"Intentando operación..."</text:span><text:span text:style-name="T21"><text:line-break/> <text:s text:c="7"/></text:span><text:span text:style-name="T25"># Simula que la operación fue exitosa modificando la variable a $true</text:span><text:span text:style-name="T21"><text:line-break/> <text:s text:c="7"/></text:span><text:span text:style-name="T20">$completado</text:span><text:span text:style-name="T21"> = </text:span><text:span text:style-name="T20">$true</text:span><text:span text:style-name="T21"><text:line-break/> <text:s text:c="3"/>} </text:span><text:span text:style-name="T22">catch</text:span><text:span text:style-name="T21"> {<text:line-break/> <text:s text:c="7"/></text:span><text:span text:style-name="T23">Write-Host</text:span><text:span text:style-name="T21"> </text:span><text:span text:style-name="T24">"Error en la operación. Reintentando..."</text:span><text:span text:style-name="T21"><text:line-break/> <text:s text:c="7"/></text:span><text:span text:style-name="T23">Start-Sleep</text:span><text:span text:style-name="T21"> -Seconds </text:span><text:span text:style-name="T20">1</text:span><text:span text:style-name="T21"><text:line-break/> <text:s text:c="3"/>}<text:line-break/>}<text:line-break/></text:span><text:span text:style-name="T23">Write-Host</text:span><text:span text:style-name="T21"> </text:span><text:span text:style-name="T24">"Operación completada con éxito."</text:span></text:p>
          </table:table-cell>
        </table:table-row>
      </table:table>
      <text:p text:style-name="Standard"><text:span text:style-name="T10">Explicación:</text:span></text:p>
      <text:p text:style-name="Standard">Intenta realizar una operación que puede fallar, manejando errores con un bloque try-catch. Si la operación falla, reintentará después de una pausa de un segundo.</text:p>
      <text:p text:style-name="Standard"/>
      <text:p text:style-name="Standard"><text:span text:style-name="T10">Simulación de ejecución:</text:span></text:p>
      <text:p text:style-name="Standard">Intento falla, reintentando después de 1 segundo.</text:p>
      <text:p text:style-name="Standard">Intento exitoso, "Operación completada con éxito."</text:p>
      <text:p text:style-name="Standard"><text:soft-page-break/></text:p>
      <text:p text:style-name="Standard"><text:span text:style-name="T10">Ejemplo 8: Leer y Procesar Datos hasta un Marcador</text:span></text:p>
      <table:table table:name="Table8" table:style-name="Table8">
        <table:table-column table:style-name="Table8.A"/>
        <table:table-row table:style-name="Table8.1">
          <table:table-cell table:style-name="Table8.A1" office:value-type="string">
            <text:p text:style-name="P24"><text:span text:style-name="T20">$linea</text:span><text:span text:style-name="T21"> = </text:span><text:span text:style-name="T24">""</text:span><text:span text:style-name="T21"><text:line-break/></text:span><text:span text:style-name="T22">while</text:span><text:span text:style-name="T21"> ((</text:span><text:span text:style-name="T20">$linea</text:span><text:span text:style-name="T21"> = </text:span><text:span text:style-name="T23">Read-Host</text:span><text:span text:style-name="T21"> </text:span><text:span text:style-name="T24">"Ingrese texto (FIN para terminar)"</text:span><text:span text:style-name="T21">) -ne </text:span><text:span text:style-name="T24">"FIN"</text:span><text:span text:style-name="T21">) {<text:line-break/> <text:s text:c="3"/></text:span><text:span text:style-name="T23">Write-Host</text:span><text:span text:style-name="T21"> </text:span><text:span text:style-name="T24">"Procesando: </text:span><text:span text:style-name="T20">$linea</text:span><text:span text:style-name="T24">"</text:span><text:span text:style-name="T21"><text:line-break/>}</text:span></text:p>
          </table:table-cell>
        </table:table-row>
      </table:table>
      <text:p text:style-name="Standard"><text:span text:style-name="T10">Explicación:</text:span></text:p>
      <text:p text:style-name="Standard">Permite al usuario ingresar líneas de texto hasta que escriba "FIN". Cada línea se procesa y se muestra de inmediato.</text:p>
      <text:p text:style-name="Standard"><text:span text:style-name="T10">Simulación de ejecución:</text:span></text:p>
      <text:list xml:id="list698854451" text:style-name="WWNum5">
        <text:list-item>
          <text:p text:style-name="P25">Usuario introduce "Hola", muestra "Procesando: Hola".</text:p>
        </text:list-item>
        <text:list-item>
          <text:p text:style-name="P30">Usuario introduce "Mundo", muestra "Procesando: Mundo".</text:p>
        </text:list-item>
        <text:list-item>
          <text:p text:style-name="P35">Usuario introduce "FIN", bucle termina.</text:p>
        </text:list-item>
      </text:list>
      <text:p text:style-name="P1"/>
      <text:p text:style-name="Standard"><text:span text:style-name="T10">Bucle infinito controlado</text:span></text:p>
      <table:table table:name="Table9" table:style-name="Table9">
        <table:table-column table:style-name="Table9.A"/>
        <table:table-row table:style-name="Table9.1">
          <table:table-cell table:style-name="Table9.A1" office:value-type="string">
            <text:p text:style-name="P24"><text:span text:style-name="T22">while</text:span><text:span text:style-name="T21"> (</text:span><text:span text:style-name="T20">$true</text:span><text:span text:style-name="T21">) {<text:line-break/> <text:s text:c="3"/></text:span><text:span text:style-name="T20">$entrada</text:span><text:span text:style-name="T21"> = </text:span><text:span text:style-name="T23">Read-Host</text:span><text:span text:style-name="T21"> </text:span><text:span text:style-name="T24">"Escriba 'salir' para terminar"</text:span><text:span text:style-name="T21"><text:line-break/> <text:s text:c="3"/></text:span><text:span text:style-name="T22">if</text:span><text:span text:style-name="T21"> (</text:span><text:span text:style-name="T20">$entrada</text:span><text:span text:style-name="T21"> -eq </text:span><text:span text:style-name="T24">"salir"</text:span><text:span text:style-name="T21">) {<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Usted escribió: </text:span><text:span text:style-name="T20">$entrada</text:span><text:span text:style-name="T24">"</text:span><text:span text:style-name="T21"><text:line-break/> <text:s text:c="3"/>}<text:line-break/>}</text:span></text:p>
          </table:table-cell>
        </table:table-row>
      </table:table>
      <text:p text:style-name="Standard"><text:span text:style-name="T10">Explicación:</text:span></text:p>
      <text:p text:style-name="Standard">Crea un bucle infinito que solamente termina cuando el usuario escribe "salir". De lo contrario, imprime lo que el usuario escribió.</text:p>
      <text:p text:style-name="Standard"><text:span text:style-name="T10">Simulación de Ejecución:</text:span></text:p>
      <text:p text:style-name="Standard">Usuario escribe "hello", muestra "Usted escribió: hello".</text:p>
      <text:p text:style-name="Standard">Usuario escribe "salir", bucle termina.</text:p>
      <text:p text:style-name="Standard"/>
      <text:p text:style-name="Standard"><text:span text:style-name="T10">Conteo Regresivo</text:span></text:p>
      <table:table table:name="Table10" table:style-name="Table10">
        <table:table-column table:style-name="Table10.A"/>
        <table:table-row table:style-name="Table10.1">
          <table:table-cell table:style-name="Table10.A1" office:value-type="string">
            <text:p text:style-name="P24"><text:span text:style-name="T20">$inicio</text:span><text:span text:style-name="T21"> = </text:span><text:span text:style-name="T20">10</text:span><text:span text:style-name="T21"><text:line-break/></text:span><text:span text:style-name="T22">while</text:span><text:span text:style-name="T21"> (</text:span><text:span text:style-name="T20">$inicio</text:span><text:span text:style-name="T21"> -gt </text:span><text:span text:style-name="T20">0</text:span><text:span text:style-name="T21">) {<text:line-break/> <text:s text:c="3"/></text:span><text:span text:style-name="T23">Write-Host</text:span><text:span text:style-name="T21"> </text:span><text:span text:style-name="T20">$inicio</text:span><text:span text:style-name="T21"><text:line-break/> <text:s text:c="3"/></text:span><text:span text:style-name="T23">Start-Sleep</text:span><text:span text:style-name="T21"> -Seconds </text:span><text:span text:style-name="T20">1</text:span><text:span text:style-name="T21"><text:line-break/> <text:s text:c="3"/></text:span><text:span text:style-name="T20">$inicio</text:span><text:span text:style-name="T21">--<text:line-break/>}<text:line-break/></text:span><text:span text:style-name="T23">Write-Host</text:span><text:span text:style-name="T21"> </text:span><text:span text:style-name="T24">"¡Tiempo terminado!"</text:span></text:p>
          </table:table-cell>
        </table:table-row>
      </table:table>
      <text:p text:style-name="Standard"><text:span text:style-name="T10">Explicación:</text:span></text:p>
      <text:p text:style-name="Standard">Realiza un conteo regresivo desde 10 hasta 1, mostrando cada número y esperando un segundo entre cada uno.</text:p>
      <text:p text:style-name="Standard"><text:span text:style-name="T10">Simulación de ejecución:</text:span></text:p>
      <text:p text:style-name="Standard">Comienza en 10, cuenta regresivamente hasta 1.</text:p>
      <text:p text:style-name="Standard">Cada número se muestra cada segundo.</text:p>
      <text:p text:style-name="Standard">Muestra "¡Tiempo terminado!" al final.</text:p>
      <text:list xml:id="list15615068621173" text:continue-list="list15614618027234" text:style-name="WWNum3">
        <text:list-item>
          <text:p text:style-name="P41"><text:bookmark text:name="_rake67zad2p0"/>Uso del bucle For en PowerShell</text:p>
        </text:list-item>
      </text:list>
      <text:p text:style-name="Standard">El bucle for en PowerShell se utiliza generalmente para iterar a través de secuencias o ejecutar un bloque de código de manera repetida durante un número definido de veces. La sintaxis básica de un bucle for es la siguiente:</text:p>
      <table:table table:name="Table11" table:style-name="Table11">
        <table:table-column table:style-name="Table11.A"/>
        <table:table-row table:style-name="Table11.1">
          <table:table-cell table:style-name="Table11.A1" office:value-type="string">
            <text:p text:style-name="P24"><text:span text:style-name="T22">for</text:span><text:span text:style-name="T21"> (</text:span><text:span text:style-name="T20">$inicio</text:span><text:span text:style-name="T21">; </text:span><text:span text:style-name="T20">$condicion</text:span><text:span text:style-name="T21">; </text:span><text:span text:style-name="T20">$incremento</text:span><text:span text:style-name="T21">) {<text:line-break/> <text:s text:c="3"/></text:span><text:span text:style-name="T25"># Código a ejecutar</text:span><text:span text:style-name="T21"><text:line-break/>}</text:span></text:p>
          </table:table-cell>
        </table:table-row>
      </table:table>
      <text:p text:style-name="Standard">Donde:</text:p>
      <text:list xml:id="list1234824288" text:style-name="WWNum6">
        <text:list-item>
          <text:p text:style-name="P26"><text:span text:style-name="T10">$inicio: </text:span>Inicialización de una variable, se ejecuta antes del primer ciclo.</text:p>
        </text:list-item>
        <text:list-item>
          <text:p text:style-name="P31"><text:span text:style-name="T10">$condicion: </text:span>Condición que debe ser verdadera para que el bucle continúe.</text:p>
        </text:list-item>
        <text:list-item>
          <text:p text:style-name="P36"><text:span text:style-name="T10">$incremento:</text:span> Incremento o actualización que se ejecuta al final de cada ciclo del bucle.</text:p>
        </text:list-item>
      </text:list>
      <text:list xml:id="list15614206950922" text:continue-list="list15615068621173" text:style-name="WWNum3">
        <text:list-item>
          <text:list>
            <text:list-item>
              <text:p text:style-name="P42"><text:bookmark text:name="_cvme03rpjali"/>Ejemplos de Bucles For</text:p>
            </text:list-item>
          </text:list>
        </text:list-item>
      </text:list>
      <text:p text:style-name="Standard"><text:span text:style-name="T10">Contar de 1 a 10</text:span></text:p>
      <table:table table:name="Table12" table:style-name="Table12">
        <table:table-column table:style-name="Table12.A"/>
        <table:table-row table:style-name="Table12.1">
          <table:table-cell table:style-name="Table12.A1" office:value-type="string">
            <text:p text:style-name="P24"><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3">Write-Host</text:span><text:span text:style-name="T21"> </text:span><text:span text:style-name="T24">"Número: </text:span><text:span text:style-name="T20">$i</text:span><text:span text:style-name="T24">"</text:span><text:span text:style-name="T21"><text:line-break/>}</text:span></text:p>
          </table:table-cell>
        </table:table-row>
      </table:table>
      <text:p text:style-name="Standard"><text:span text:style-name="T10">Explicación:</text:span></text:p>
      <text:p text:style-name="Standard">Este script usa un bucle For para contar del 1 al 10. En cada iteración, incrementa el contador $i y muestra su valor.</text:p>
      <text:p text:style-name="Standard"><text:span text:style-name="T10">Simulación de ejecución:</text:span></text:p>
      <text:p text:style-name="Standard">Número: 1</text:p>
      <text:p text:style-name="Standard">Número: 2</text:p>
      <text:p text:style-name="Standard">Número: 3</text:p>
      <text:p text:style-name="Standard">...</text:p>
      <text:p text:style-name="Standard">Número: 10</text:p>
      <text:p text:style-name="Standard"/>
      <text:p text:style-name="Standard"><text:span text:style-name="T10">Mostrar los caracteres de una cadena</text:span></text:p>
      <table:table table:name="Table13" table:style-name="Table13">
        <table:table-column table:style-name="Table13.A"/>
        <table:table-row table:style-name="Table13.1">
          <table:table-cell table:style-name="Table13.A1" office:value-type="string">
            <text:p text:style-name="P24"><text:span text:style-name="T20">$cadena</text:span><text:span text:style-name="T21"> = </text:span><text:span text:style-name="T24">"Hello"</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adena</text:span><text:span text:style-name="T21">.Length; </text:span><text:span text:style-name="T20">$i</text:span><text:span text:style-name="T21">++) {<text:line-break/> <text:s text:c="3"/></text:span><text:span text:style-name="T23">Write-Host</text:span><text:span text:style-name="T21"> </text:span><text:span text:style-name="T20">$cadena</text:span><text:span text:style-name="T21">[</text:span><text:span text:style-name="T20">$i</text:span><text:span text:style-name="T21">]<text:line-break/>}</text:span></text:p>
          </table:table-cell>
        </table:table-row>
      </table:table>
      <text:p text:style-name="Standard"><text:span text:style-name="T10">Explicación:</text:span></text:p>
      <text:p text:style-name="Standard">Itera sobre cada carácter de la cadena "Hello" y los imprime uno por uno.</text:p>
      <text:p text:style-name="Standard"><text:span text:style-name="T10">Simulación de ejecución:</text:span></text:p>
      <text:p text:style-name="Standard">H</text:p>
      <text:p text:style-name="Standard">e</text:p>
      <text:p text:style-name="Standard">l</text:p>
      <text:p text:style-name="Standard">l</text:p>
      <text:p text:style-name="Standard"><text:soft-page-break/>o</text:p>
      <text:p text:style-name="Standard"/>
      <text:p text:style-name="Standard"><text:span text:style-name="T10">Iterar sobre un Array</text:span></text:p>
      <table:table table:name="Table14" table:style-name="Table14">
        <table:table-column table:style-name="Table14.A"/>
        <table:table-row table:style-name="Table14.1">
          <table:table-cell table:style-name="Table14.A1" office:value-type="string">
            <text:p text:style-name="P24"><text:span text:style-name="T20">$colores</text:span><text:span text:style-name="T21"> = @(</text:span><text:span text:style-name="T24">"Rojo"</text:span><text:span text:style-name="T21">, </text:span><text:span text:style-name="T24">"Verde"</text:span><text:span text:style-name="T21">, </text:span><text:span text:style-name="T24">"Azul"</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lores</text:span><text:span text:style-name="T21">.Length; </text:span><text:span text:style-name="T20">$i</text:span><text:span text:style-name="T21">++) {<text:line-break/> <text:s text:c="3"/></text:span><text:span text:style-name="T23">Write-Host</text:span><text:span text:style-name="T21"> </text:span><text:span text:style-name="T24">"Color </text:span><text:span text:style-name="T20">$i:</text:span><text:span text:style-name="T24"> $(</text:span><text:span text:style-name="T20">$colores</text:span><text:span text:style-name="T24">[</text:span><text:span text:style-name="T20">$i</text:span><text:span text:style-name="T24">])"</text:span><text:span text:style-name="T21"><text:line-break/>}</text:span></text:p>
          </table:table-cell>
        </table:table-row>
      </table:table>
      <text:p text:style-name="Standard"><text:span text:style-name="T10">Explicación:</text:span></text:p>
      <text:p text:style-name="Standard">Recorre un array de colores e imprime cada color con su índice.</text:p>
      <text:p text:style-name="Standard"><text:span text:style-name="T10">Simulación de ejecución:</text:span></text:p>
      <text:p text:style-name="Standard">Color 0: Rojo</text:p>
      <text:p text:style-name="Standard">Color 1: Verde</text:p>
      <text:p text:style-name="Standard">Color 2: Azul</text:p>
      <text:p text:style-name="Standard"/>
      <text:p text:style-name="Standard"><text:span text:style-name="T10">Bucle For con decremento</text:span></text:p>
      <table:table table:name="Table15" table:style-name="Table15">
        <table:table-column table:style-name="Table15.A"/>
        <table:table-row table:style-name="Table15.1">
          <table:table-cell table:style-name="Table15.A1" office:value-type="string">
            <text:p text:style-name="P24"><text:span text:style-name="T22">for</text:span><text:span text:style-name="T21"> (</text:span><text:span text:style-name="T20">$i</text:span><text:span text:style-name="T21"> = </text:span><text:span text:style-name="T20">10</text:span><text:span text:style-name="T21">; </text:span><text:span text:style-name="T20">$i</text:span><text:span text:style-name="T21"> -ge </text:span><text:span text:style-name="T20">1</text:span><text:span text:style-name="T21">; </text:span><text:span text:style-name="T20">$i</text:span><text:span text:style-name="T21">--) {<text:line-break/> <text:s text:c="3"/></text:span><text:span text:style-name="T23">Write-Host</text:span><text:span text:style-name="T21"> </text:span><text:span text:style-name="T24">"Cuenta regresiva: </text:span><text:span text:style-name="T20">$i</text:span><text:span text:style-name="T24">"</text:span><text:span text:style-name="T21"><text:line-break/>}</text:span></text:p>
          </table:table-cell>
        </table:table-row>
      </table:table>
      <text:p text:style-name="Standard"><text:span text:style-name="T10">Explicación:</text:span></text:p>
      <text:p text:style-name="Standard">Realiza una cuenta regresiva desde 10 hasta 1, decrementando el valor de $i en cada iteración.</text:p>
      <text:p text:style-name="Standard"><text:span text:style-name="T10">Simulación de ejecución:</text:span></text:p>
      <text:p text:style-name="Standard">Cuenta regresiva: 10</text:p>
      <text:p text:style-name="Standard">Cuenta regresiva: 9</text:p>
      <text:p text:style-name="Standard">...</text:p>
      <text:p text:style-name="Standard">Cuenta regresiva: 1</text:p>
      <text:p text:style-name="Standard"/>
      <text:p text:style-name="Standard"><text:span text:style-name="T10">Tabla de multiplicar</text:span></text:p>
      <table:table table:name="Table16" table:style-name="Table16">
        <table:table-column table:style-name="Table16.A"/>
        <table:table-row table:style-name="Table16.1">
          <table:table-cell table:style-name="Table16.A1" office:value-type="string">
            <text:p text:style-name="P24"><text:span text:style-name="T20">$n</text:span><text:span text:style-name="T21"> = </text:span><text:span text:style-name="T20">5</text:span><text:span text:style-name="T21"><text:line-break/></text:span><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0">$producto</text:span><text:span text:style-name="T21"> = </text:span><text:span text:style-name="T20">$n</text:span><text:span text:style-name="T21"> * </text:span><text:span text:style-name="T20">$i</text:span><text:span text:style-name="T21"><text:line-break/> <text:s text:c="3"/></text:span><text:span text:style-name="T23">Write-Host</text:span><text:span text:style-name="T21"> </text:span><text:span text:style-name="T24">"</text:span><text:span text:style-name="T20">$n</text:span><text:span text:style-name="T24"> x </text:span><text:span text:style-name="T20">$i</text:span><text:span text:style-name="T24"> = </text:span><text:span text:style-name="T20">$producto</text:span><text:span text:style-name="T24">"</text:span><text:span text:style-name="T21"><text:line-break/>}</text:span></text:p>
          </table:table-cell>
        </table:table-row>
      </table:table>
      <text:p text:style-name="Standard"/>
      <text:p text:style-name="Standard"><text:span text:style-name="T10">Explicación:</text:span></text:p>
      <text:p text:style-name="Standard">Genera la tabla de multiplicar del 5, multiplicando el número 5 por los números del 1 al 10.</text:p>
      <text:p text:style-name="Standard"><text:span text:style-name="T10">Simulación de ejecución:</text:span></text:p>
      <text:p text:style-name="Standard">5 x 1 = 5</text:p>
      <text:p text:style-name="Standard">5 x 2 = 10</text:p>
      <text:p text:style-name="Standard">...</text:p>
      <text:p text:style-name="Standard">5 x 10 = 50</text:p>
      <text:p text:style-name="Standard"/>
      <text:p text:style-name="Standard"><text:span text:style-name="T10">Sumar números de un Array</text:span></text:p>
      <table:table table:name="Table17" table:style-name="Table17">
        <table:table-column table:style-name="Table17.A"/>
        <table:table-row table:style-name="Table17.1">
          <table:table-cell table:style-name="Table17.A1" office:value-type="string">
            <text:p text:style-name="P24"><text:span text:style-name="T20">$numeros</text:span><text:span text:style-name="T21"> = </text:span><text:span text:style-name="T20">1</text:span><text:span text:style-name="T21">..</text:span><text:span text:style-name="T20">10</text:span><text:span text:style-name="T21"><text:line-break/></text:span><text:span text:style-name="T20">$suma</text:span><text:span text:style-name="T21"> = </text:span><text:span text:style-name="T20">0</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numeros</text:span><text:span text:style-name="T21">.Length; </text:span><text:span text:style-name="T20">$i</text:span><text:span text:style-name="T21">++) {<text:line-break/> <text:s text:c="3"/></text:span><text:span text:style-name="T20">$suma</text:span><text:span text:style-name="T21"> += </text:span><text:span text:style-name="T20">$numeros</text:span><text:span text:style-name="T21">[</text:span><text:span text:style-name="T20">$i</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Calcula la suma de los números del 1 al 10 almacenados en un array.</text:p>
      <text:p text:style-name="Standard"><text:span text:style-name="T10">Simulación de Ejecución:</text:span></text:p>
      <text:p text:style-name="Standard">Suma total: 55</text:p>
      <text:p text:style-name="Standard"/>
      <text:p text:style-name="Standard">Bucle For con condiciones múltiples</text:p>
      <table:table table:name="Table18" table:style-name="Table18">
        <table:table-column table:style-name="Table18.A"/>
        <table:table-row table:style-name="Table18.1">
          <table:table-cell table:style-name="Table18.A1" office:value-type="string">
            <text:p text:style-name="P24"><text:span text:style-name="T22">for</text:span><text:span text:style-name="T21"> (</text:span><text:span text:style-name="T20">$i</text:span><text:span text:style-name="T21"> = </text:span><text:span text:style-name="T20">1</text:span><text:span text:style-name="T21">, </text:span><text:span text:style-name="T20">$j</text:span><text:span text:style-name="T21"> = </text:span><text:span text:style-name="T20">10</text:span><text:span text:style-name="T21">; </text:span><text:span text:style-name="T20">$i</text:span><text:span text:style-name="T21"> -le </text:span><text:span text:style-name="T20">10</text:span><text:span text:style-name="T21"> -and </text:span><text:span text:style-name="T20">$j</text:span><text:span text:style-name="T21"> -ge </text:span><text:span text:style-name="T20">1</text:span><text:span text:style-name="T21">; </text:span><text:span text:style-name="T20">$i</text:span><text:span text:style-name="T21">++, </text:span><text:span text:style-name="T20">$j</text:span><text:span text:style-name="T21">--) {<text:line-break/> <text:s text:c="3"/></text:span><text:span text:style-name="T23">Write-Host</text:span><text:span text:style-name="T21"> </text:span><text:span text:style-name="T24">"i = </text:span><text:span text:style-name="T20">$i</text:span><text:span text:style-name="T24">, j = </text:span><text:span text:style-name="T20">$j</text:span><text:span text:style-name="T24">"</text:span><text:span text:style-name="T21"><text:line-break/>}</text:span></text:p>
          </table:table-cell>
        </table:table-row>
      </table:table>
      <text:p text:style-name="Standard"><text:span text:style-name="T10">Explicación:</text:span></text:p>
      <text:p text:style-name="Standard">Utiliza dos variables en el bucle For. $i se incrementa de 1 a 10 y $j se decrementa de 10 a 1 simultáneamente.</text:p>
      <text:p text:style-name="Standard"><text:span text:style-name="T10">Simulación de ejecución:</text:span></text:p>
      <text:p text:style-name="Standard">i = 1, j = 10</text:p>
      <text:p text:style-name="Standard">i = 2, j = 9</text:p>
      <text:p text:style-name="Standard">...</text:p>
      <text:p text:style-name="Standard">i = 10, j = 1</text:p>
      <text:p text:style-name="Standard"/>
      <text:p text:style-name="Standard">Ejecutar un Comando para cada elemento de un Array</text:p>
      <table:table table:name="Table19" table:style-name="Table19">
        <table:table-column table:style-name="Table19.A"/>
        <table:table-row table:style-name="Table19.1">
          <table:table-cell table:style-name="Table19.A1" office:value-type="string">
            <text:p text:style-name="P24"><text:span text:style-name="T20">$commands</text:span><text:span text:style-name="T21"> = @(</text:span><text:span text:style-name="T24">'date'</text:span><text:span text:style-name="T21">, </text:span><text:span text:style-name="T24">'whoami'</text:span><text:span text:style-name="T21">, </text:span><text:span text:style-name="T24">'pwd'</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mmands</text:span><text:span text:style-name="T21">.Length; </text:span><text:span text:style-name="T20">$i</text:span><text:span text:style-name="T21">++) {<text:line-break/> <text:s text:c="3"/></text:span><text:span text:style-name="T23">Write-Host</text:span><text:span text:style-name="T21"> </text:span><text:span text:style-name="T24">"Ejecutando: $(</text:span><text:span text:style-name="T20">$commands</text:span><text:span text:style-name="T24">[</text:span><text:span text:style-name="T20">$i</text:span><text:span text:style-name="T24">])"</text:span><text:span text:style-name="T21"><text:line-break/> <text:s text:c="3"/></text:span><text:span text:style-name="T23">Invoke-Expression</text:span><text:span text:style-name="T21"> </text:span><text:span text:style-name="T20">$commands</text:span><text:span text:style-name="T21">[</text:span><text:span text:style-name="T20">$i</text:span><text:span text:style-name="T21">]<text:line-break/>}</text:span></text:p>
          </table:table-cell>
        </table:table-row>
      </table:table>
      <text:p text:style-name="P1"/>
      <text:p text:style-name="P1"/>
      <text:p text:style-name="Standard"><text:span text:style-name="T10">Explicación</text:span>:</text:p>
      <text:p text:style-name="Standard"><text:soft-page-break/>Itera sobre un array de comandos de sistema y ejecuta cada uno de ellos, mostrando el comando que se está ejecutando.</text:p>
      <text:p text:style-name="Standard"><text:span text:style-name="T10">Simulación de ejecución:</text:span></text:p>
      <text:p text:style-name="Standard">(Ejecuta los comandos y muestra la fecha actual, el usuario y el directorio de trabajo actual)</text:p>
      <text:p text:style-name="Standard"/>
      <text:p text:style-name="Standard">Bucle For sin bloque de inicialización</text:p>
      <table:table table:name="Table20" table:style-name="Table20">
        <table:table-column table:style-name="Table20.A"/>
        <table:table-row table:style-name="Table20.1">
          <table:table-cell table:style-name="Table20.A1" office:value-type="string">
            <text:p text:style-name="P24"><text:span text:style-name="T20">$i</text:span><text:span text:style-name="T21"> = </text:span><text:span text:style-name="T20">1</text:span><text:span text:style-name="T21"><text:line-break/></text:span><text:span text:style-name="T22">for</text:span><text:span text:style-name="T21"> (; </text:span><text:span text:style-name="T20">$i</text:span><text:span text:style-name="T21"> -le </text:span><text:span text:style-name="T20">5</text:span><text:span text:style-name="T21">; </text:span><text:span text:style-name="T20">$i</text:span><text:span text:style-name="T21">++) {<text:line-break/> <text:s text:c="3"/></text:span><text:span text:style-name="T23">Write-Host</text:span><text:span text:style-name="T21"> </text:span><text:span text:style-name="T24">"Valor de i: </text:span><text:span text:style-name="T20">$i</text:span><text:span text:style-name="T24">"</text:span><text:span text:style-name="T21"><text:line-break/>}</text:span></text:p>
          </table:table-cell>
        </table:table-row>
      </table:table>
      <text:p text:style-name="Standard"><text:span text:style-name="T10">Explicación:</text:span></text:p>
      <text:p text:style-name="Standard">Comienza con $i inicializado fuera del bucle y lo incrementa hasta que supera 5. Muestra el valor de $i en cada iteración.</text:p>
      <text:p text:style-name="Standard"><text:span text:style-name="T10">Simulación de ejecución:</text:span></text:p>
      <text:p text:style-name="Standard">Valor de i: 1</text:p>
      <text:p text:style-name="Standard">Valor de i: 2</text:p>
      <text:p text:style-name="Standard">...</text:p>
      <text:p text:style-name="Standard">Valor de i: 5</text:p>
      <text:p text:style-name="Standard"/>
      <text:p text:style-name="Standard"><text:span text:style-name="T10">Uso de For para procesar entrada de usuario</text:span></text:p>
      <table:table table:name="Table21" table:style-name="Table21">
        <table:table-column table:style-name="Table21.A"/>
        <table:table-row table:style-name="Table21.1">
          <table:table-cell table:style-name="Table21.A1" office:value-type="string">
            <text:p text:style-name="P24"><text:span text:style-name="T20">$continuar</text:span><text:span text:style-name="T21"> = </text:span><text:span text:style-name="T20">$true</text:span><text:span text:style-name="T21"><text:line-break/></text:span><text:span text:style-name="T22">for</text:span><text:span text:style-name="T21"> (; </text:span><text:span text:style-name="T20">$continuar</text:span><text:span text:style-name="T21">; ) {<text:line-break/> <text:s text:c="3"/></text:span><text:span text:style-name="T20">$input</text:span><text:span text:style-name="T21"> = </text:span><text:span text:style-name="T23">Read-Host</text:span><text:span text:style-name="T21"> </text:span><text:span text:style-name="T24">"Escriba 'salir' para terminar, cualquier otra cosa para continuar"</text:span><text:span text:style-name="T21"><text:line-break/> <text:s text:c="3"/></text:span><text:span text:style-name="T20">$continuar</text:span><text:span text:style-name="T21"> = (</text:span><text:span text:style-name="T20">$input</text:span><text:span text:style-name="T21"> -ne </text:span><text:span text:style-name="T24">'salir'</text:span><text:span text:style-name="T21">)<text:line-break/> <text:s text:c="3"/></text:span><text:span text:style-name="T22">if</text:span><text:span text:style-name="T21"> (</text:span><text:span text:style-name="T20">$continuar</text:span><text:span text:style-name="T21">) {<text:line-break/> <text:s text:c="7"/></text:span><text:span text:style-name="T23">Write-Host</text:span><text:span text:style-name="T21"> </text:span><text:span text:style-name="T24">"Usted escribió: </text:span><text:span text:style-name="T20">$input</text:span><text:span text:style-name="T24">"</text:span><text:span text:style-name="T21"><text:line-break/> <text:s text:c="3"/>}<text:line-break/>}</text:span></text:p>
          </table:table-cell>
        </table:table-row>
      </table:table>
      <text:p text:style-name="Standard"><text:span text:style-name="T10">Explicación:</text:span></text:p>
      <text:p text:style-name="Standard">Pide repetidamente al usuario que introduzca datos hasta que escriba 'salir'. Si el usuario no escribe 'salir', muestra lo que escribió.</text:p>
      <text:p text:style-name="Standard"><text:span text:style-name="T10">Simulación de ejecución:</text:span></text:p>
      <text:p text:style-name="Standard">Usuario escribe "hola", muestra "Usted escribió: hola"</text:p>
      <text:p text:style-name="Standard">Usuario escribe "salir", termina el bucle</text:p>
      <text:list xml:id="list15615301167755" text:continue-numbering="true" text:style-name="WWNum3">
        <text:list-item>
          <text:p text:style-name="P41"><text:bookmark text:name="_z8ithvgs96nh"/>Uso del bucle Foreach en PowerShell</text:p>
        </text:list-item>
      </text:list>
      <text:p text:style-name="Standard">El bucle Foreach en PowerShell es extremadamente útil para iterar sobre colecciones de elementos, como arrays, listas, o resultados de comandos. Cada iteración del bucle toma un elemento de la colección y realiza operaciones con él. Aquí te presento 10 ejemplos prácticos de cómo usar el bucle Foreach, incluyendo explicaciones detalladas y simulaciones de ejecución.</text:p>
      <text:list xml:id="list15614110231566" text:continue-numbering="true" text:style-name="WWNum3">
        <text:list-item>
          <text:list>
            <text:list-item>
              <text:p text:style-name="P42"><text:bookmark text:name="_tks835mcq0ie"/>Ejemplo de uso del bucle Foreach</text:p>
            </text:list-item>
          </text:list>
        </text:list-item>
      </text:list>
      <text:p text:style-name="Standard"><text:span text:style-name="T10">Impresión de elementos de un Array</text:span></text:p>
      <table:table table:name="Table22" table:style-name="Table22">
        <table:table-column table:style-name="Table22.A"/>
        <table:table-row table:style-name="Table22.1">
          <table:table-cell table:style-name="Table22.A1" office:value-type="string">
            <text:p text:style-name="P24"><text:span text:style-name="T20">$nombres</text:span><text:span text:style-name="T21"> = </text:span><text:span text:style-name="T24">"Ana"</text:span><text:span text:style-name="T21">, </text:span><text:span text:style-name="T24">"Beto"</text:span><text:span text:style-name="T21">, </text:span><text:span text:style-name="T24">"Carlos"</text:span><text:span text:style-name="T21"><text:line-break/></text:span><text:span text:style-name="T22">foreach</text:span><text:span text:style-name="T21"> (</text:span><text:span text:style-name="T20">$nombre</text:span><text:span text:style-name="T21"> </text:span><text:span text:style-name="T22">in</text:span><text:span text:style-name="T21"> </text:span><text:span text:style-name="T20">$nombres</text:span><text:span text:style-name="T21">) {<text:line-break/> <text:s text:c="3"/></text:span><text:span text:style-name="T23">Write-Host</text:span><text:span text:style-name="T21"> </text:span><text:span text:style-name="T20">$nombre</text:span><text:span text:style-name="T21"><text:line-break/>}</text:span></text:p>
          </table:table-cell>
        </table:table-row>
      </table:table>
      <text:p text:style-name="Standard"><text:span text:style-name="T10">Explicación:</text:span></text:p>
      <text:p text:style-name="Standard">Este script recorre un array de nombres e imprime cada nombre en la consola.</text:p>
      <text:p text:style-name="Standard"><text:span text:style-name="T10">Simulación de ejecución:</text:span></text:p>
      <text:p text:style-name="Standard">Ana</text:p>
      <text:p text:style-name="Standard">Beto</text:p>
      <text:p text:style-name="Standard">Carlos</text:p>
      <text:p text:style-name="Standard"/>
      <text:p text:style-name="Standard"><text:span text:style-name="T10">Suma de números en un Array</text:span></text:p>
      <table:table table:name="Table23" table:style-name="Table23">
        <table:table-column table:style-name="Table23.A"/>
        <table:table-row table:style-name="Table23.1">
          <table:table-cell table:style-name="Table23.A1" office:value-type="string">
            <text:p text:style-name="P24"><text:span text:style-name="T20">$numeros</text:span><text:span text:style-name="T21"> = </text:span><text:span text:style-name="T20">1</text:span><text:span text:style-name="T21">, </text:span><text:span text:style-name="T20">2</text:span><text:span text:style-name="T21">, </text:span><text:span text:style-name="T20">3</text:span><text:span text:style-name="T21">, </text:span><text:span text:style-name="T20">4</text:span><text:span text:style-name="T21">, </text:span><text:span text:style-name="T20">5</text:span><text:span text:style-name="T21"><text:line-break/></text:span><text:span text:style-name="T20">$suma</text:span><text:span text:style-name="T21"> = </text:span><text:span text:style-name="T20">0</text:span><text:span text:style-name="T21"><text:line-break/></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La suma es: </text:span><text:span text:style-name="T20">$suma</text:span><text:span text:style-name="T24">"</text:span></text:p>
          </table:table-cell>
        </table:table-row>
      </table:table>
      <text:p text:style-name="Standard"><text:span text:style-name="T10">Explicación:</text:span></text:p>
      <text:p text:style-name="Standard">Este ejemplo suma todos los números en un array usando un bucle foreach.</text:p>
      <text:p text:style-name="Standard"><text:span text:style-name="T10">Simulación de ejecución:</text:span></text:p>
      <text:p text:style-name="Standard">Suma total: 15</text:p>
      <text:p text:style-name="Standard"/>
      <text:p text:style-name="Standard"><text:span text:style-name="T10">Ejemplo 3: Transformación de rexto</text:span></text:p>
      <table:table table:name="Table24" table:style-name="Table24">
        <table:table-column table:style-name="Table24.A"/>
        <table:table-row table:style-name="Table24.1">
          <table:table-cell table:style-name="Table24.A1" office:value-type="string">
            <text:p text:style-name="P24"><text:span text:style-name="T20">$textos</text:span><text:span text:style-name="T21"> = </text:span><text:span text:style-name="T24">"hola"</text:span><text:span text:style-name="T21">, </text:span><text:span text:style-name="T24">"mundo"</text:span><text:span text:style-name="T21">, </text:span><text:span text:style-name="T24">"powershell"</text:span><text:span text:style-name="T21"><text:line-break/></text:span><text:span text:style-name="T22">foreach</text:span><text:span text:style-name="T21"> (</text:span><text:span text:style-name="T20">$texto</text:span><text:span text:style-name="T21"> </text:span><text:span text:style-name="T22">in</text:span><text:span text:style-name="T21"> </text:span><text:span text:style-name="T20">$textos</text:span><text:span text:style-name="T21">) {<text:line-break/> <text:s text:c="3"/></text:span><text:span text:style-name="T20">$textoMayuscula</text:span><text:span text:style-name="T21"> = </text:span><text:span text:style-name="T20">$texto</text:span><text:span text:style-name="T21">.ToUpper()<text:line-break/> <text:s text:c="3"/></text:span><text:span text:style-name="T23">Write-Host</text:span><text:span text:style-name="T21"> </text:span><text:span text:style-name="T20">$textoMayuscula</text:span><text:span text:style-name="T21"><text:line-break/>}</text:span></text:p>
          </table:table-cell>
        </table:table-row>
      </table:table>
      <text:p text:style-name="Standard"><text:span text:style-name="T10">Explicación:</text:span></text:p>
      <text:p text:style-name="Standard">Convierte cada elemento de un array de cadenas a mayúsculas y las imprime.</text:p>
      <text:p text:style-name="Standard"><text:span text:style-name="T10">Simulación de ejecución:</text:span></text:p>
      <text:p text:style-name="Standard">HOLA</text:p>
      <text:p text:style-name="Standard">MUNDO</text:p>
      <text:p text:style-name="Standard">POWERSHELL</text:p>
      <text:p text:style-name="Standard"/>
      <text:p text:style-name="P1"/>
      <text:p text:style-name="P1"/>
      <text:p text:style-name="Standard"><text:span text:style-name="T10">Filtrado de datos</text:span></text:p>
      <table:table table:name="Table25" table:style-name="Table25">
        <table:table-column table:style-name="Table25.A"/>
        <table:table-row table:style-name="Table25.1">
          <table:table-cell table:style-name="Table25.A1" office:value-type="string">
            <text:p text:style-name="P24"><text:span text:style-name="T20">$edades</text:span><text:span text:style-name="T21"> = </text:span><text:span text:style-name="T20">18</text:span><text:span text:style-name="T21">, </text:span><text:span text:style-name="T20">22</text:span><text:span text:style-name="T21">, </text:span><text:span text:style-name="T20">16</text:span><text:span text:style-name="T21">, </text:span><text:span text:style-name="T20">29</text:span><text:span text:style-name="T21">, </text:span><text:span text:style-name="T20">14</text:span><text:span text:style-name="T21"><text:line-break/></text:span><text:span text:style-name="T22">foreach</text:span><text:span text:style-name="T21"> (</text:span><text:span text:style-name="T20">$edad</text:span><text:span text:style-name="T21"> </text:span><text:span text:style-name="T22">in</text:span><text:span text:style-name="T21"> </text:span><text:span text:style-name="T20">$edades</text:span><text:span text:style-name="T21">) {<text:line-break/> <text:s text:c="3"/></text:span><text:span text:style-name="T22">if</text:span><text:span text:style-name="T21"> (</text:span><text:span text:style-name="T20">$edad</text:span><text:span text:style-name="T21"> -ge </text:span><text:span text:style-name="T20">18</text:span><text:span text:style-name="T21">) {<text:line-break/> <text:s text:c="7"/></text:span><text:span text:style-name="T23">Write-Host</text:span><text:span text:style-name="T21"> </text:span><text:span text:style-name="T24">"Mayor de edad: </text:span><text:span text:style-name="T20">$edad</text:span><text:span text:style-name="T24">"</text:span><text:span text:style-name="T21"><text:line-break/> <text:s text:c="3"/>}<text:line-break/>}</text:span></text:p>
          </table:table-cell>
        </table:table-row>
      </table:table>
      <text:p text:style-name="Standard"><text:span text:style-name="T10">Explicación:</text:span></text:p>
      <text:p text:style-name="Standard"><text:soft-page-break/>Filtra y muestra solo las edades que son mayores o iguales a 18 años.</text:p>
      <text:p text:style-name="Standard"><text:span text:style-name="T10">Simulación de ejecución:</text:span></text:p>
      <text:p text:style-name="Standard">Mayor de edad: 18</text:p>
      <text:p text:style-name="Standard">Mayor de edad: 22</text:p>
      <text:p text:style-name="Standard">Mayor de edad: 29</text:p>
      <text:p text:style-name="Standard"/>
      <text:p text:style-name="Standard"><text:span text:style-name="T10">Procesamiento de objetos</text:span></text:p>
      <table:table table:name="Table26" table:style-name="Table26">
        <table:table-column table:style-name="Table26.A"/>
        <table:table-row table:style-name="Table26.1">
          <table:table-cell table:style-name="Table26.A1" office:value-type="string">
            <text:p text:style-name="P24"><text:span text:style-name="T20">$personas</text:span><text:span text:style-name="T21"> = @(<text:line-break/> <text:s text:c="3"/>@{Nombre=</text:span><text:span text:style-name="T24">"Ana"</text:span><text:span text:style-name="T21">; Edad=</text:span><text:span text:style-name="T20">20</text:span><text:span text:style-name="T21">},<text:line-break/> <text:s text:c="3"/>@{Nombre=</text:span><text:span text:style-name="T24">"Beto"</text:span><text:span text:style-name="T21">; Edad=</text:span><text:span text:style-name="T20">17</text:span><text:span text:style-name="T21">},<text:line-break/> <text:s text:c="3"/>@{Nombre=</text:span><text:span text:style-name="T24">"Carlos"</text:span><text:span text:style-name="T21">; Edad=</text:span><text:span text:style-name="T20">22</text:span><text:span text:style-name="T21">}<text:line-break/>)<text:line-break/></text:span><text:span text:style-name="T22">foreach</text:span><text:span text:style-name="T21"> (</text:span><text:span text:style-name="T20">$persona</text:span><text:span text:style-name="T21"> </text:span><text:span text:style-name="T22">in</text:span><text:span text:style-name="T21"> </text:span><text:span text:style-name="T20">$personas</text:span><text:span text:style-name="T21">) {<text:line-break/> <text:s text:c="3"/></text:span><text:span text:style-name="T23">Write-Host</text:span><text:span text:style-name="T21"> </text:span><text:span text:style-name="T24">"$(</text:span><text:span text:style-name="T20">$persona</text:span><text:span text:style-name="T24">.Nombre) tiene $(</text:span><text:span text:style-name="T20">$persona</text:span><text:span text:style-name="T24">.Edad) años"</text:span><text:span text:style-name="T21"><text:line-break/>}</text:span></text:p>
          </table:table-cell>
        </table:table-row>
      </table:table>
      <text:p text:style-name="Standard"><text:span text:style-name="T10">Explicación</text:span>:</text:p>
      <text:p text:style-name="Standard">Itera sobre una colección de diccionarios y muestra información sobre cada persona.</text:p>
      <text:p text:style-name="Standard"><text:span text:style-name="T10">Simulación de ejecución:</text:span></text:p>
      <text:p text:style-name="Standard">Ana tiene 20 años</text:p>
      <text:p text:style-name="Standard">Beto tiene 17 años</text:p>
      <text:p text:style-name="Standard">Carlos tiene 22 años</text:p>
      <text:p text:style-name="Standard"/>
      <text:p text:style-name="Standard"><text:span text:style-name="T10">Manipulación de archivos</text:span></text:p>
      <table:table table:name="Table27" table:style-name="Table27">
        <table:table-column table:style-name="Table27.A"/>
        <table:table-row table:style-name="Table27.1">
          <table:table-cell table:style-name="Table27.A1" office:value-type="string">
            <text:p text:style-name="P24"><text:span text:style-name="T20">$archivos</text:span><text:span text:style-name="T21"> = </text:span><text:span text:style-name="T23">Get-ChildItem</text:span><text:span text:style-name="T21"> </text:span><text:span text:style-name="T24">"C:\Archivos"</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Procesando archiv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Recorre todos los archivos en un directorio específico e imprime el nombre de cada archivo.</text:p>
      <text:p text:style-name="Standard"><text:span text:style-name="T10">Simulación de ejecución:</text:span></text:p>
      <text:p text:style-name="Standard">Procesando archivo: documento1.txt</text:p>
      <text:p text:style-name="Standard">Procesando archivo: imagen2.jpg</text:p>
      <text:p text:style-name="Standard">Procesando archivo: presentacion.pptx</text:p>
      <text:p text:style-name="Standard"><text:span text:style-name="T10">Aplicación de Descuentos</text:span></text:p>
      <table:table table:name="Table28" table:style-name="Table28">
        <table:table-column table:style-name="Table28.A"/>
        <table:table-row table:style-name="Table28.1">
          <table:table-cell table:style-name="Table28.A1" office:value-type="string">
            <text:p text:style-name="P24"><text:span text:style-name="T20">$productos</text:span><text:span text:style-name="T21"> = @(</text:span><text:span text:style-name="T20">100</text:span><text:span text:style-name="T21">, </text:span><text:span text:style-name="T20">200</text:span><text:span text:style-name="T21">, </text:span><text:span text:style-name="T20">150</text:span><text:span text:style-name="T21">)<text:line-break/></text:span><text:span text:style-name="T20">$descuento</text:span><text:span text:style-name="T21"> = </text:span><text:span text:style-name="T20">0.1</text:span><text:span text:style-name="T21"> <text:s/></text:span><text:span text:style-name="T25"># 10% de descuento</text:span><text:span text:style-name="T21"><text:line-break/></text:span><text:span text:style-name="T22">foreach</text:span><text:span text:style-name="T21"> (</text:span><text:span text:style-name="T20">$precio</text:span><text:span text:style-name="T21"> </text:span><text:span text:style-name="T22">in</text:span><text:span text:style-name="T21"> </text:span><text:span text:style-name="T20">$productos</text:span><text:span text:style-name="T21">) {<text:line-break/> <text:s text:c="3"/></text:span><text:span text:style-name="T20">$precioConDescuento</text:span><text:span text:style-name="T21"> = </text:span><text:span text:style-name="T20">$precio</text:span><text:span text:style-name="T21"> - (</text:span><text:span text:style-name="T20">$precio</text:span><text:span text:style-name="T21"> * </text:span><text:span text:style-name="T20">$descuento</text:span><text:span text:style-name="T21">)<text:line-break/> <text:s text:c="3"/></text:span><text:span text:style-name="T23">Write-Host</text:span><text:span text:style-name="T21"> </text:span><text:span text:style-name="T24">"Precio con descuento: </text:span><text:span text:style-name="T20">$precioConDescuento</text:span><text:span text:style-name="T24">"</text:span><text:span text:style-name="T21"><text:line-break/>}</text:span></text:p>
          </table:table-cell>
        </table:table-row>
      </table:table>
      <text:p text:style-name="Standard"><text:span text:style-name="T10">Explicación</text:span>:</text:p>
      <text:p text:style-name="Standard">Aplica un descuento del 10% a cada precio de producto en la lista.</text:p>
      <text:p text:style-name="Standard"><text:span text:style-name="T10">Simulación de ejecución:</text:span></text:p>
      <text:p text:style-name="Standard">Precio con descuento: 90</text:p>
      <text:p text:style-name="Standard">Precio con descuento: 180</text:p>
      <text:p text:style-name="Standard">Precio con descuento: 135</text:p>
      <text:p text:style-name="Standard"/>
      <text:p text:style-name="Standard"><text:span text:style-name="T10">Validación de entradas</text:span></text:p>
      <table:table table:name="Table29" table:style-name="Table29">
        <table:table-column table:style-name="Table29.A"/>
        <table:table-row table:style-name="Table29.1">
          <table:table-cell table:style-name="Table29.A1" office:value-type="string">
            <text:p text:style-name="P24"><text:span text:style-name="T20">$entradas</text:span><text:span text:style-name="T21"> = </text:span><text:span text:style-name="T24">"email@example.com"</text:span><text:span text:style-name="T21">, </text:span><text:span text:style-name="T24">"notanemail"</text:span><text:span text:style-name="T21">, </text:span><text:span text:style-name="T24">"another@example.com"</text:span><text:span text:style-name="T21"><text:line-break/></text:span><text:span text:style-name="T22">foreach</text:span><text:span text:style-name="T21"> (</text:span><text:span text:style-name="T20">$entrada</text:span><text:span text:style-name="T21"> </text:span><text:span text:style-name="T22">in</text:span><text:span text:style-name="T21"> </text:span><text:span text:style-name="T20">$entradas</text:span><text:span text:style-name="T21">) {<text:line-break/> <text:s text:c="3"/></text:span><text:span text:style-name="T22">if</text:span><text:span text:style-name="T21"> (</text:span><text:span text:style-name="T20">$entrada</text:span><text:span text:style-name="T21"> -match </text:span><text:span text:style-name="T24">'^\S+@\S+\.\S+$'</text:span><text:span text:style-name="T21">) {<text:line-break/> <text:s text:c="7"/></text:span><text:span text:style-name="T23">Write-Host</text:span><text:span text:style-name="T21"> </text:span><text:span text:style-name="T24">"</text:span><text:span text:style-name="T20">$entrada</text:span><text:span text:style-name="T24"> es un email válido"</text:span><text:span text:style-name="T21"><text:line-break/> <text:s text:c="3"/>} </text:span><text:span text:style-name="T22">else</text:span><text:span text:style-name="T21"> {<text:line-break/> <text:s text:c="7"/></text:span><text:span text:style-name="T23">Write-Host</text:span><text:span text:style-name="T21"> </text:span><text:span text:style-name="T24">"</text:span><text:span text:style-name="T20">$entrada</text:span><text:span text:style-name="T24"> no es un email válido"</text:span><text:span text:style-name="T21"><text:line-break/> <text:s text:c="3"/>}<text:line-break/>}</text:span></text:p>
          </table:table-cell>
        </table:table-row>
      </table:table>
      <text:p text:style-name="Standard"><text:span text:style-name="T10">Explicación:</text:span></text:p>
      <text:p text:style-name="Standard">Verifica si cada entrada en un array es un correo electrónico válido según una expresión regular.</text:p>
      <text:p text:style-name="Standard"><text:span text:style-name="T10">Simulación de ejecución:</text:span></text:p>
      <text:p text:style-name="Standard">email@example.com es un email válido</text:p>
      <text:p text:style-name="Standard">notanemail no es un email válido</text:p>
      <text:p text:style-name="Standard">another@example.com es un email válido</text:p>
      <text:p text:style-name="Standard"/>
      <text:p text:style-name="Standard"><text:span text:style-name="T10">Conversión de unidades</text:span></text:p>
      <table:table table:name="Table30" table:style-name="Table30">
        <table:table-column table:style-name="Table30.A"/>
        <table:table-row table:style-name="Table30.1">
          <table:table-cell table:style-name="Table30.A1" office:value-type="string">
            <text:p text:style-name="P24"><text:span text:style-name="T20">$kilometros</text:span><text:span text:style-name="T21"> = </text:span><text:span text:style-name="T20">1</text:span><text:span text:style-name="T21">, </text:span><text:span text:style-name="T20">5</text:span><text:span text:style-name="T21">, </text:span><text:span text:style-name="T20">10</text:span><text:span text:style-name="T21"><text:line-break/></text:span><text:span text:style-name="T22">foreach</text:span><text:span text:style-name="T21"> (</text:span><text:span text:style-name="T20">$km</text:span><text:span text:style-name="T21"> </text:span><text:span text:style-name="T22">in</text:span><text:span text:style-name="T21"> </text:span><text:span text:style-name="T20">$kilometros</text:span><text:span text:style-name="T21">) {<text:line-break/> <text:s text:c="3"/></text:span><text:span text:style-name="T20">$millas</text:span><text:span text:style-name="T21"> = </text:span><text:span text:style-name="T20">$km</text:span><text:span text:style-name="T21"> * </text:span><text:span text:style-name="T20">0.621371</text:span><text:span text:style-name="T21"><text:line-break/> <text:s text:c="3"/></text:span><text:span text:style-name="T23">Write-Host</text:span><text:span text:style-name="T21"> </text:span><text:span text:style-name="T24">"</text:span><text:span text:style-name="T20">$km</text:span><text:span text:style-name="T24"> km son equivalentes a </text:span><text:span text:style-name="T20">$millas</text:span><text:span text:style-name="T24"> millas"</text:span><text:span text:style-name="T21"><text:line-break/>}</text:span></text:p>
          </table:table-cell>
        </table:table-row>
      </table:table>
      <text:p text:style-name="Standard"><text:span text:style-name="T10">Explicación:</text:span></text:p>
      <text:p text:style-name="Standard">Convierte valores en kilómetros a millas utilizando una relación de conversión fija.</text:p>
      <text:p text:style-name="Standard"><text:span text:style-name="T10">Simulación de ejecución:</text:span></text:p>
      <text:p text:style-name="Standard">1 km son equivalentes a 0.621371 millas</text:p>
      <text:p text:style-name="Standard">5 km son equivalentes a 3.106855 millas</text:p>
      <text:p text:style-name="Standard"><text:span text:style-name="T10">Creación de Directorios</text:span></text:p>
      <table:table table:name="Table31" table:style-name="Table31">
        <table:table-column table:style-name="Table31.A"/>
        <table:table-row table:style-name="Table31.1">
          <table:table-cell table:style-name="Table31.A1" office:value-type="string">
            <text:p text:style-name="P24"><text:span text:style-name="T20">$carpetas</text:span><text:span text:style-name="T21"> = </text:span><text:span text:style-name="T24">"Proyectos"</text:span><text:span text:style-name="T21">, </text:span><text:span text:style-name="T24">"Documentos"</text:span><text:span text:style-name="T21">, </text:span><text:span text:style-name="T24">"Imágenes"</text:span><text:span text:style-name="T21"><text:line-break/></text:span><text:span text:style-name="T22">foreach</text:span><text:span text:style-name="T21"> (</text:span><text:span text:style-name="T20">$carpeta</text:span><text:span text:style-name="T21"> </text:span><text:span text:style-name="T22">in</text:span><text:span text:style-name="T21"> </text:span><text:span text:style-name="T20">$carpetas</text:span><text:span text:style-name="T21">) {<text:line-break/> <text:s text:c="3"/></text:span><text:span text:style-name="T23">New-Item</text:span><text:span text:style-name="T21"> -Path </text:span><text:span text:style-name="T24">"C:\Usuarios\Usuario\</text:span><text:span text:style-name="T20">$carpeta</text:span><text:span text:style-name="T24">"</text:span><text:span text:style-name="T21"> -Type Directory<text:line-break/> <text:s text:c="3"/></text:span><text:span text:style-name="T23">Write-Host</text:span><text:span text:style-name="T21"> </text:span><text:span text:style-name="T24">"Creada carpeta: </text:span><text:span text:style-name="T20">$carpeta</text:span><text:span text:style-name="T24">"</text:span><text:span text:style-name="T21"><text:line-break/>}</text:span></text:p>
          </table:table-cell>
        </table:table-row>
      </table:table>
      <text:p text:style-name="Standard"><text:span text:style-name="T10">Explicación:</text:span></text:p>
      <text:p text:style-name="Standard">Crea directorios basados en los nombres especificados en un array de cadenas.</text:p>
      <text:p text:style-name="Standard"><text:span text:style-name="T10">Simulación de ejecución:</text:span></text:p>
      <text:p text:style-name="Standard">Creada carpeta: Proyectos</text:p>
      <text:p text:style-name="Standard"><text:soft-page-break/>Creada carpeta: Documentos</text:p>
      <text:p text:style-name="Standard">Creada carpeta: Imágenes</text:p>
      <text:p text:style-name="Standard"/>
      <text:list xml:id="list15613729338599" text:continue-numbering="true" text:style-name="WWNum3">
        <text:list-item>
          <text:p text:style-name="P41"><text:bookmark text:name="_bx9tyxe9j4tt"/>Uso de funciones en PowerShell</text:p>
        </text:list-item>
      </text:list>
      <text:p text:style-name="Standard">Las funciones en PowerShell permiten agrupar código para realizar tareas específicas, lo cual facilita la reutilización y mejora la legibilidad del código. Se declaran con la palabra clave function seguida del nombre de la función y un bloque de código entre llaves {}. Pueden aceptar parámetros de entrada y devolver valores.</text:p>
      <text:list xml:id="list15615384986272" text:continue-numbering="true" text:style-name="WWNum3">
        <text:list-item>
          <text:list>
            <text:list-item>
              <text:p text:style-name="P42"><text:bookmark text:name="_xlv3ir9cip1o"/>Ejemplos de Funciones</text:p>
            </text:list-item>
          </text:list>
        </text:list-item>
      </text:list>
      <text:p text:style-name="Standard"><text:span text:style-name="T10">Función Simple</text:span></text:p>
      <table:table table:name="Table32" table:style-name="Table32">
        <table:table-column table:style-name="Table32.A"/>
        <table:table-row table:style-name="Table32.1">
          <table:table-cell table:style-name="Table32.A1" office:value-type="string">
            <text:p text:style-name="P24"><text:span text:style-name="T22">function</text:span><text:span text:style-name="T21"> Saludar {<text:line-break/> <text:s text:c="3"/></text:span><text:span text:style-name="T23">Write-Host</text:span><text:span text:style-name="T21"> </text:span><text:span text:style-name="T24">"¡Hola, mundo!"</text:span><text:span text:style-name="T21"><text:line-break/>}<text:line-break/>Saludar</text:span></text:p>
          </table:table-cell>
        </table:table-row>
      </table:table>
      <text:p text:style-name="Standard"><text:span text:style-name="T10">Explicación:</text:span></text:p>
      <text:p text:style-name="Standard">Esta función no toma parámetros y simplemente imprime "¡Hola, mundo!" cada vez que se llama.</text:p>
      <text:p text:style-name="Standard"><text:span text:style-name="T10">Simulación de ejecución:</text:span></text:p>
      <text:p text:style-name="Standard">Output: ¡Hola, mundo!</text:p>
      <text:p text:style-name="Standard"/>
      <text:p text:style-name="Standard"><text:span text:style-name="T10">Función con Parámetros</text:span></text:p>
      <table:table table:name="Table33" table:style-name="Table33">
        <table:table-column table:style-name="Table33.A"/>
        <table:table-row table:style-name="Table33.1">
          <table:table-cell table:style-name="Table33.A1" office:value-type="string">
            <text:p text:style-name="P24"><text:span text:style-name="T22">function</text:span><text:span text:style-name="T21"> SaludarPersona {<text:line-break/> <text:s text:c="3"/></text:span><text:span text:style-name="T22">param</text:span><text:span text:style-name="T21">(</text:span><text:span text:style-name="T20">$nombre</text:span><text:span text:style-name="T21">)<text:line-break/> <text:s text:c="3"/></text:span><text:span text:style-name="T23">Write-Host</text:span><text:span text:style-name="T21"> </text:span><text:span text:style-name="T24">"¡Hola, </text:span><text:span text:style-name="T20">$nombre</text:span><text:span text:style-name="T24">!"</text:span><text:span text:style-name="T21"><text:line-break/>}<text:line-break/>SaludarPersona -nombre </text:span><text:span text:style-name="T24">"Pedro"</text:span></text:p>
          </table:table-cell>
        </table:table-row>
      </table:table>
      <text:p text:style-name="Standard"><text:span text:style-name="T10">Explicación:</text:span></text:p>
      <text:p text:style-name="Standard">Esta función toma un parámetro $nombre y utiliza este valor para personalizar un mensaje de saludo.</text:p>
      <text:p text:style-name="Standard"/>
      <text:p text:style-name="Standard"><text:span text:style-name="T10">Simulación de ejecución:</text:span></text:p>
      <text:p text:style-name="Standard">Output: ¡Hola, Pedro!</text:p>
      <text:p text:style-name="Standard"/>
      <text:p text:style-name="Standard"><text:span text:style-name="T10">Función que devuelve valor</text:span></text:p>
      <table:table table:name="Table34" table:style-name="Table34">
        <table:table-column table:style-name="Table34.A"/>
        <table:table-row table:style-name="Table34.1">
          <table:table-cell table:style-name="Table34.A1" office:value-type="string">
            <text:p text:style-name="P24"><text:span text:style-name="T22">function</text:span><text:span text:style-name="T21"> Suma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return</text:span><text:span text:style-name="T21"> </text:span><text:span text:style-name="T20">$num1</text:span><text:span text:style-name="T21"> + </text:span><text:span text:style-name="T20">$num2</text:span><text:span text:style-name="T21"><text:line-break/>}<text:line-break/></text:span><text:span text:style-name="T20">$resultado</text:span><text:span text:style-name="T21"> = Sumar -num1 </text:span><text:span text:style-name="T20">5</text:span><text:span text:style-name="T21"> -num2 </text:span><text:span text:style-name="T20">3</text:span><text:span text:style-name="T21"><text:line-break/></text:span><text:span text:style-name="T23">Write-Host</text:span><text:span text:style-name="T21"> </text:span><text:span text:style-name="T24">"Resultado: </text:span><text:span text:style-name="T20">$resultado</text:span><text:span text:style-name="T24">"</text:span></text:p>
          </table:table-cell>
        </table:table-row>
      </table:table>
      <text:p text:style-name="Standard"><text:span text:style-name="T10">Explicación:</text:span></text:p>
      <text:p text:style-name="Standard">Esta función toma dos números como parámetros y devuelve su suma. El resultado se almacena en una variable y se muestra.</text:p>
      <text:p text:style-name="Standard"><text:span text:style-name="T10">Simulación de ejecución:</text:span></text:p>
      <text:p text:style-name="Standard">Output: Resultado: 8</text:p>
      <text:p text:style-name="Standard"/>
      <text:p text:style-name="Standard"><text:span text:style-name="T10">Función con parámetros opcionales</text:span></text:p>
      <table:table table:name="Table35" table:style-name="Table35">
        <table:table-column table:style-name="Table35.A"/>
        <table:table-row table:style-name="Table35.1">
          <table:table-cell table:style-name="Table35.A1" office:value-type="string">
            <text:p text:style-name="P24"><text:span text:style-name="T22">function</text:span><text:span text:style-name="T21"> Saludar {<text:line-break/> <text:s text:c="3"/></text:span><text:span text:style-name="T22">param</text:span><text:span text:style-name="T21">(</text:span><text:span text:style-name="T20">$nombre</text:span><text:span text:style-name="T21"> = </text:span><text:span text:style-name="T24">"Invitado"</text:span><text:span text:style-name="T21">)<text:line-break/> <text:s text:c="3"/></text:span><text:span text:style-name="T23">Write-Host</text:span><text:span text:style-name="T21"> </text:span><text:span text:style-name="T24">"¡Bienvenido, </text:span><text:span text:style-name="T20">$nombre</text:span><text:span text:style-name="T24">!"</text:span><text:span text:style-name="T21"><text:line-break/>}<text:line-break/>Saludar<text:line-break/>Saludar -nombre </text:span><text:span text:style-name="T24">"Ana"</text:span></text:p>
          </table:table-cell>
        </table:table-row>
      </table:table>
      <text:p text:style-name="Standard"><text:span text:style-name="T10">Explicación:</text:span></text:p>
      <text:p text:style-name="Standard">Esta función tiene un parámetro $nombre que es opcional y tiene un valor por defecto de "Invitado". Muestra un saludo que cambia según el nombre proporcionado.</text:p>
      <text:p text:style-name="Standard"><text:span text:style-name="T10">Simulación de ejecución:</text:span></text:p>
      <text:p text:style-name="Standard">Primera llamada sin parámetro: ¡Bienvenido, Invitado!</text:p>
      <text:p text:style-name="Standard">Segunda llamada con parámetro: ¡Bienvenido, Ana!</text:p>
      <text:p text:style-name="Standard"/>
      <text:p text:style-name="Standard"><text:span text:style-name="T10">Función con validación de parámetros</text:span></text:p>
      <table:table table:name="Table36" table:style-name="Table36">
        <table:table-column table:style-name="Table36.A"/>
        <table:table-row table:style-name="Table36.1">
          <table:table-cell table:style-name="Table36.A1" office:value-type="string">
            <text:p text:style-name="P24"><text:span text:style-name="T22">function</text:span><text:span text:style-name="T21"> Set-Edad {<text:line-break/> <text:s text:c="3"/></text:span><text:span text:style-name="T22">param</text:span><text:span text:style-name="T21">([ValidateRange(</text:span><text:span text:style-name="T20">1</text:span><text:span text:style-name="T21">,</text:span><text:span text:style-name="T20">150</text:span><text:span text:style-name="T21">)][int]</text:span><text:span text:style-name="T20">$edad</text:span><text:span text:style-name="T21">)<text:line-break/> <text:s text:c="3"/></text:span><text:span text:style-name="T23">Write-Host</text:span><text:span text:style-name="T21"> </text:span><text:span text:style-name="T24">"Edad configurada a </text:span><text:span text:style-name="T20">$edad</text:span><text:span text:style-name="T24"> años."</text:span><text:span text:style-name="T21"><text:line-break/>}<text:line-break/>Set-Edad -edad </text:span><text:span text:style-name="T20">25</text:span></text:p>
          </table:table-cell>
        </table:table-row>
      </table:table>
      <text:p text:style-name="Standard"><text:span text:style-name="T10">Explicación:</text:span></text:p>
      <text:p text:style-name="Standard">Esta función realiza la validación del valor de $edad, comprobando que $edad esté entre 1 y 150. Si el valor está dentro del rango, se configura y muestra.</text:p>
      <text:p text:style-name="Standard"/>
      <text:p text:style-name="Standard"/>
      <text:p text:style-name="Standard"><text:span text:style-name="T10">Simulación de ejecución:</text:span></text:p>
      <text:p text:style-name="Standard">Output: Edad configurada a 25 años.</text:p>
      <text:p text:style-name="Standard"/>
      <text:p text:style-name="Standard">Función que Itera sobre un Array</text:p>
      <table:table table:name="Table37" table:style-name="Table37">
        <table:table-column table:style-name="Table37.A"/>
        <table:table-row table:style-name="Table37.1">
          <table:table-cell table:style-name="Table37.A1" office:value-type="string">
            <text:p text:style-name="P24"><text:span text:style-name="T22">function</text:span><text:span text:style-name="T21"> MostrarColores {<text:line-break/> <text:s text:c="3"/></text:span><text:span text:style-name="T22">param</text:span><text:span text:style-name="T21">(</text:span><text:span text:style-name="T20">$colores</text:span><text:span text:style-name="T21">)<text:line-break/> <text:s text:c="3"/></text:span><text:span text:style-name="T22">foreach</text:span><text:span text:style-name="T21"> (</text:span><text:span text:style-name="T20">$color</text:span><text:span text:style-name="T21"> </text:span><text:span text:style-name="T22">in</text:span><text:span text:style-name="T21"> </text:span><text:span text:style-name="T20">$colores</text:span><text:span text:style-name="T21">) {<text:line-break/> <text:s text:c="7"/></text:span><text:span text:style-name="T23">Write-Host</text:span><text:span text:style-name="T21"> </text:span><text:span text:style-name="T24">"Color: </text:span><text:span text:style-name="T20">$color</text:span><text:span text:style-name="T24">"</text:span><text:span text:style-name="T21"><text:line-break/> <text:s text:c="3"/>}<text:line-break/>}<text:line-break/></text:span><text:span text:style-name="T20">$misColores</text:span><text:span text:style-name="T21"> = @(</text:span><text:span text:style-name="T24">"Rojo"</text:span><text:span text:style-name="T21">, </text:span><text:span text:style-name="T24">"Verde"</text:span><text:span text:style-name="T21">, </text:span><text:span text:style-name="T24">"Azul"</text:span><text:span text:style-name="T21">)<text:line-break/>MostrarColores -colores </text:span><text:span text:style-name="T20">$misColores</text:span></text:p>
          </table:table-cell>
        </table:table-row>
      </table:table>
      <text:p text:style-name="Standard"><text:span text:style-name="T10">Explicación:</text:span></text:p>
      <text:p text:style-name="Standard">Esta función recibe un array de colores como parámetro y utiliza un bucle Foreach para imprimir cada color.</text:p>
      <text:p text:style-name="Standard"><text:span text:style-name="T10">Simulación de ejecución:</text:span></text:p>
      <text:p text:style-name="Standard">Output:</text:p>
      <text:p text:style-name="Standard">Color: Rojo</text:p>
      <text:p text:style-name="Standard">Color: Verde</text:p>
      <text:p text:style-name="Standard">Color: Azul</text:p>
      <text:p text:style-name="Standard"><text:soft-page-break/></text:p>
      <text:p text:style-name="Standard"><text:span text:style-name="T10">Función con múltiples bloques catch</text:span></text:p>
      <table:table table:name="Table38" table:style-name="Table38">
        <table:table-column table:style-name="Table38.A"/>
        <table:table-row table:style-name="Table38.1">
          <table:table-cell table:style-name="Table38.A1" office:value-type="string">
            <text:p text:style-name="P24"><text:span text:style-name="T22">function</text:span><text:span text:style-name="T21"> Dividi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try</text:span><text:span text:style-name="T21"> {<text:line-break/> <text:s text:c="7"/></text:span><text:span text:style-name="T20">$resultado</text:span><text:span text:style-name="T21"> = </text:span><text:span text:style-name="T20">$num1</text:span><text:span text:style-name="T21"> / </text:span><text:span text:style-name="T20">$num2</text:span><text:span text:style-name="T21"><text:line-break/> <text:s text:c="7"/></text:span><text:span text:style-name="T23">Write-Host</text:span><text:span text:style-name="T21"> </text:span><text:span text:style-name="T24">"Resultado: </text:span><text:span text:style-name="T20">$resultado</text:span><text:span text:style-name="T24">"</text:span><text:span text:style-name="T21"><text:line-break/> <text:s text:c="3"/>} </text:span><text:span text:style-name="T22">catch</text:span><text:span text:style-name="T21"> [System.DivideByZeroException] {<text:line-break/> <text:s text:c="7"/></text:span><text:span text:style-name="T23">Write-Host</text:span><text:span text:style-name="T21"> </text:span><text:span text:style-name="T24">"Error: No se puede dividir por cero."</text:span><text:span text:style-name="T21"><text:line-break/> <text:s text:c="3"/>} </text:span><text:span text:style-name="T22">catch</text:span><text:span text:style-name="T21"> {<text:line-break/> <text:s text:c="7"/></text:span><text:span text:style-name="T23">Write-Host</text:span><text:span text:style-name="T21"> </text:span><text:span text:style-name="T24">"Error desconocido."</text:span><text:span text:style-name="T21"><text:line-break/> <text:s text:c="3"/>}<text:line-break/>}<text:line-break/>Dividir -num1 </text:span><text:span text:style-name="T20">10</text:span><text:span text:style-name="T21"> -num2 </text:span><text:span text:style-name="T20">0</text:span></text:p>
          </table:table-cell>
        </table:table-row>
      </table:table>
      <text:p text:style-name="Standard"><text:span text:style-name="T10">Explicación:</text:span></text:p>
      <text:p text:style-name="Standard">Esta función intenta dividir dos números y maneja posibles errores, incluyendo la división por cero.</text:p>
      <text:p text:style-name="Standard"><text:span text:style-name="T10">Simulación de ejecución:</text:span></text:p>
      <text:p text:style-name="Standard">Output: Error: No se puede dividir por cero.</text:p>
      <text:p text:style-name="Standard"/>
      <text:p text:style-name="Standard"/>
      <text:p text:style-name="Standard"/>
      <text:p text:style-name="Standard"/>
      <text:p text:style-name="Standard"><text:span text:style-name="T10">Función con confirmación</text:span></text:p>
      <table:table table:name="Table39" table:style-name="Table39">
        <table:table-column table:style-name="Table39.A"/>
        <table:table-row table:style-name="Table39.1">
          <table:table-cell table:style-name="Table39.A1" office:value-type="string">
            <text:p text:style-name="P24"><text:span text:style-name="T22">function</text:span><text:span text:style-name="T21"> EliminarArchivo {<text:line-break/> <text:s text:c="3"/></text:span><text:span text:style-name="T22">param</text:span><text:span text:style-name="T21">(</text:span><text:span text:style-name="T20">$ruta</text:span><text:span text:style-name="T21">)<text:line-break/> <text:s text:c="3"/></text:span><text:span text:style-name="T20">$confirm</text:span><text:span text:style-name="T21"> = </text:span><text:span text:style-name="T23">Read-Host</text:span><text:span text:style-name="T21"> </text:span><text:span text:style-name="T24">"¿Está seguro que desea eliminar el archivo? (s/n)"</text:span><text:span text:style-name="T21"><text:line-break/> <text:s text:c="3"/></text:span><text:span text:style-name="T22">if</text:span><text:span text:style-name="T21"> (</text:span><text:span text:style-name="T20">$confirm</text:span><text:span text:style-name="T21"> -eq </text:span><text:span text:style-name="T24">'s'</text:span><text:span text:style-name="T21">) {<text:line-break/> <text:s text:c="7"/></text:span><text:span text:style-name="T23">Remove-Item</text:span><text:span text:style-name="T21"> </text:span><text:span text:style-name="T20">$ruta</text:span><text:span text:style-name="T21"> -Force<text:line-break/> <text:s text:c="7"/></text:span><text:span text:style-name="T23">Write-Host</text:span><text:span text:style-name="T21"> </text:span><text:span text:style-name="T24">"Archivo eliminado."</text:span><text:span text:style-name="T21"><text:line-break/> <text:s text:c="3"/>} </text:span><text:span text:style-name="T22">else</text:span><text:span text:style-name="T21"> {<text:line-break/> <text:s text:c="7"/></text:span><text:span text:style-name="T23">Write-Host</text:span><text:span text:style-name="T21"> </text:span><text:span text:style-name="T24">"Operación cancelada."</text:span><text:span text:style-name="T21"><text:line-break/> <text:s text:c="3"/>}<text:line-break/>}<text:line-break/>EliminarArchivo -ruta </text:span><text:span text:style-name="T24">"C:\temp\miarchivo.txt"</text:span></text:p>
          </table:table-cell>
        </table:table-row>
      </table:table>
      <text:p text:style-name="Standard"><text:span text:style-name="T10">Explicación:</text:span></text:p>
      <text:p text:style-name="Standard">Esta función solicita confirmación antes de eliminar un archivo. Si el usuario confirma, el archivo se elimina; de lo contrario, la operación se cancela.</text:p>
      <text:p text:style-name="Standard"><text:span text:style-name="T10">Simulación de ejecución:</text:span></text:p>
      <text:p text:style-name="Standard">Input: s</text:p>
      <text:p text:style-name="Standard">Output: Archivo eliminado.</text:p>
      <text:p text:style-name="Standard"/>
      <text:p text:style-name="Standard">Función con procesamiento pipeline</text:p>
      <table:table table:name="Table40" table:style-name="Table40">
        <table:table-column table:style-name="Table40.A"/>
        <table:table-row table:style-name="Table40.1">
          <table:table-cell table:style-name="Table40.A1" office:value-type="string">
            <text:p text:style-name="P24"><text:span text:style-name="T22">function</text:span><text:span text:style-name="T21"> Get-NumerosPares {<text:line-break/> <text:s text:c="3"/></text:span><text:span text:style-name="T22">param</text:span><text:span text:style-name="T21">([int[]]</text:span><text:span text:style-name="T20">$numeros</text:span><text:span text:style-name="T21">)<text:line-break/> <text:s text:c="3"/></text:span><text:span text:style-name="T22">process</text:span><text:span text:style-name="T21"> {<text:line-break/> <text:s text:c="7"/></text:span><text:span text:style-name="T22">foreach</text:span><text:span text:style-name="T21"> (</text:span><text:span text:style-name="T20">$num</text:span><text:span text:style-name="T21"> </text:span><text:span text:style-name="T22">in</text:span><text:span text:style-name="T21"> </text:span><text:span text:style-name="T20">$numeros</text:span><text:span text:style-name="T21">) {<text:line-break/> <text:s text:c="11"/></text:span><text:span text:style-name="T22">if</text:span><text:span text:style-name="T21"> (</text:span><text:span text:style-name="T20">$num</text:span><text:span text:style-name="T21"> % </text:span><text:span text:style-name="T20">2</text:span><text:span text:style-name="T21"> -eq </text:span><text:span text:style-name="T20">0</text:span><text:span text:style-name="T21">) {<text:line-break/> <text:s text:c="15"/></text:span><text:span text:style-name="T23">Write-Output</text:span><text:span text:style-name="T21"> </text:span><text:span text:style-name="T20">$num</text:span><text:span text:style-name="T21"><text:line-break/> <text:s text:c="11"/>}<text:line-break/> <text:s text:c="7"/>}<text:line-break/> <text:s text:c="3"/>}<text:line-break/>}<text:line-break/></text:span><text:span text:style-name="T20">$array</text:span><text:span text:style-name="T21"> = </text:span><text:span text:style-name="T20">1</text:span><text:span text:style-name="T21">..</text:span><text:span text:style-name="T20">10</text:span><text:span text:style-name="T21"><text:line-break/></text:span><text:span text:style-name="T20">$pares</text:span><text:span text:style-name="T21"> = </text:span><text:span text:style-name="T20">$array</text:span><text:span text:style-name="T21"> | Get-NumerosPares<text:line-break/></text:span><text:span text:style-name="T23">Write-Host</text:span><text:span text:style-name="T21"> </text:span><text:span text:style-name="T24">"Números pares: </text:span><text:span text:style-name="T20">$pares</text:span><text:span text:style-name="T24">"</text:span></text:p>
          </table:table-cell>
        </table:table-row>
      </table:table>
      <text:p text:style-name="Standard"><text:span text:style-name="T10">Explicación:</text:span></text:p>
      <text:p text:style-name="Standard">Esta función filtra y devuelve solo los números pares de un array de números. Está diseñada para ser utilizada en un pipeline.</text:p>
      <text:p text:style-name="Standard"><text:span text:style-name="T10">Simulación de ejecución:</text:span></text:p>
      <text:p text:style-name="Standard">Output: Números pares: 2 4 6 8 10</text:p>
      <text:p text:style-name="Standard"/>
      <text:p text:style-name="Standard"/>
      <text:p text:style-name="Standard"/>
      <text:p text:style-name="Standard">Función con parámetros de entrada por referencia</text:p>
      <table:table table:name="Table41" table:style-name="Table41">
        <table:table-column table:style-name="Table41.A"/>
        <table:table-row table:style-name="Table41.1">
          <table:table-cell table:style-name="Table41.A1" office:value-type="string">
            <text:p text:style-name="P24"><text:span text:style-name="T22">function</text:span><text:span text:style-name="T21"> DuplicarNumero {<text:line-break/> <text:s text:c="3"/></text:span><text:span text:style-name="T22">param</text:span><text:span text:style-name="T21">([ref]</text:span><text:span text:style-name="T20">$numero</text:span><text:span text:style-name="T21">)<text:line-break/> <text:s text:c="3"/></text:span><text:span text:style-name="T20">$numero</text:span><text:span text:style-name="T21">.Value *= </text:span><text:span text:style-name="T20">2</text:span><text:span text:style-name="T21"><text:line-break/>}<text:line-break/></text:span><text:span text:style-name="T20">$miNumero</text:span><text:span text:style-name="T21"> = </text:span><text:span text:style-name="T20">10</text:span><text:span text:style-name="T21"><text:line-break/>DuplicarNumero ([ref]</text:span><text:span text:style-name="T20">$miNumero</text:span><text:span text:style-name="T21">)<text:line-break/></text:span><text:span text:style-name="T23">Write-Host</text:span><text:span text:style-name="T21"> </text:span><text:span text:style-name="T24">"Número duplicado: </text:span><text:span text:style-name="T20">$miNumero</text:span><text:span text:style-name="T24">"</text:span></text:p>
          </table:table-cell>
        </table:table-row>
      </table:table>
      <text:p text:style-name="Standard"><text:span text:style-name="T10">Explicación:</text:span></text:p>
      <text:p text:style-name="Standard">Esta función toma un número como referencia y duplica su valor. El cambio afecta directamente a la variable original.</text:p>
      <text:p text:style-name="Standard"><text:span text:style-name="T10">Simulación de ejecución:</text:span></text:p>
      <text:p text:style-name="Standard">Output: Número duplicado: 20</text:p>
      <text:p text:style-name="Standard"/>
      <text:list xml:id="list15614456035640" text:continue-numbering="true" text:style-name="WWNum3">
        <text:list-item>
          <text:p text:style-name="P41"><text:bookmark text:name="_tokpp9t0i6dg"/>Ejercicios resueltos</text:p>
        </text:list-item>
      </text:list>
      <text:p text:style-name="Standard"><text:span text:style-name="T10">Ejercicio 1: Promedio de Notas</text:span></text:p>
      <text:p text:style-name="Standard">Desarrolla un script en PowerShell que permita al usuario ingresar las notas de un estudiante hasta que decida detenerse e imprima el promedio de estas notas.</text:p>
      <text:p text:style-name="Standard"><text:span text:style-name="T10">Solución:</text:span></text:p>
      <table:table table:name="Table42" table:style-name="Table42">
        <table:table-column table:style-name="Table42.A"/>
        <table:table-row table:style-name="Table42.1">
          <table:table-cell table:style-name="Table42.A1" office:value-type="string">
            <text:p text:style-name="P24"><text:span text:style-name="T22">function</text:span><text:span text:style-name="T21"> CalcularPromedio {<text:line-break/> <text:s text:c="3"/></text:span><text:span text:style-name="T20">$notas</text:span><text:span text:style-name="T21"> = @()<text:line-break/> <text:s text:c="3"/></text:span><text:span text:style-name="T22">do</text:span><text:span text:style-name="T21"> {<text:line-break/> <text:s text:c="7"/></text:span><text:span text:style-name="T20">$nota</text:span><text:span text:style-name="T21"> = </text:span><text:span text:style-name="T23">Read-Host</text:span><text:span text:style-name="T21"> </text:span><text:span text:style-name="T24">"Introduce una nota (o 'fin' para terminar)"</text:span><text:span text:style-name="T21"><text:line-break/> <text:s text:c="7"/></text:span><text:span text:style-name="T22">if</text:span><text:span text:style-name="T21"> (</text:span><text:span text:style-name="T20">$nota</text:span><text:span text:style-name="T21"> -ne </text:span><text:span text:style-name="T24">'fin'</text:span><text:span text:style-name="T21">) {<text:line-break/> <text:s text:c="11"/></text:span><text:span text:style-name="T20">$notas</text:span><text:span text:style-name="T21"> += [double]</text:span><text:span text:style-name="T20">$nota</text:span><text:span text:style-name="T21"><text:line-break/> <text:s text:c="7"/>}<text:line-break/> <text:s text:c="3"/>} </text:span><text:span text:style-name="T22">while</text:span><text:span text:style-name="T21"> (</text:span><text:span text:style-name="T20">$nota</text:span><text:span text:style-name="T21"> -ne </text:span><text:span text:style-name="T24">'fin'</text:span><text:span text:style-name="T21">)<text:line-break/><text:line-break/> <text:s text:c="3"/></text:span><text:span text:style-name="T20">$promedio</text:span><text:span text:style-name="T21"> = (</text:span><text:span text:style-name="T20">$notas</text:span><text:span text:style-name="T21"> | </text:span><text:span text:style-name="T23">Measure-Object</text:span><text:span text:style-name="T21"> -Average).Average<text:line-break/> <text:s text:c="3"/></text:span><text:span text:style-name="T23">Write-Host</text:span><text:span text:style-name="T21"> </text:span><text:span text:style-name="T24">"El promedio de las notas es: </text:span><text:span text:style-name="T20">$promedio</text:span><text:span text:style-name="T24">"</text:span><text:span text:style-name="T21"><text:line-break/>}<text:line-break/><text:line-break/>CalcularPromedio</text:span></text:p>
          </table:table-cell>
        </table:table-row>
      </table:table>
      <text:p text:style-name="Standard"><text:span text:style-name="T10">Explicación:</text:span></text:p>
      <text:p text:style-name="Standard">Este script utiliza una función CalcularPromedio que pide al usuario ingresar notas continuamente hasta que ingrese 'fin'. Las notas se acumulan en un array y luego se calcula el promedio utilizando Measure-Object. Finalmente, se muestra el promedio de las notas. Este ejercicio aplica un bucle do-while para la recogida de datos y Measure-Object para el cálculo del promedio.</text:p>
      <text:p text:style-name="Standard"/>
      <text:p text:style-name="Standard"/>
      <text:p text:style-name="Standard"/>
      <text:p text:style-name="Standard"><text:span text:style-name="T10">Ejercicio 2: Conteo de elementos pares en un Array</text:span></text:p>
      <text:p text:style-name="Standard">Crea un script en PowerShell que defina un array de números y utilice un bucle Foreach para contar cuántos números pares hay en el array, mostrando este conteo al final.</text:p>
      <text:p text:style-name="Standard"><text:span text:style-name="T10">Solución:</text:span></text:p>
      <table:table table:name="Table43" table:style-name="Table43">
        <table:table-column table:style-name="Table43.A"/>
        <table:table-row table:style-name="Table43.1">
          <table:table-cell table:style-name="Table43.A1" office:value-type="string">
            <text:p text:style-name="P24"><text:span text:style-name="T22">function</text:span><text:span text:style-name="T21"> ContarPares {<text:line-break/> <text:s text:c="3"/></text:span><text:span text:style-name="T20">$numeros</text:span><text:span text:style-name="T21"> = </text:span><text:span text:style-name="T20">1</text:span><text:span text:style-name="T21">..</text:span><text:span text:style-name="T20">20</text:span><text:span text:style-name="T21"><text:line-break/> <text:s text:c="3"/></text:span><text:span text:style-name="T20">$conteoPares</text:span><text:span text:style-name="T21"> = </text:span><text:span text:style-name="T20">0</text:span><text:span text:style-name="T21"><text:line-break/> <text:s text:c="3"/></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7"/></text:span><text:span text:style-name="T22">if</text:span><text:span text:style-name="T21"> (</text:span><text:span text:style-name="T20">$numero</text:span><text:span text:style-name="T21"> % </text:span><text:span text:style-name="T20">2</text:span><text:span text:style-name="T21"> -eq </text:span><text:span text:style-name="T20">0</text:span><text:span text:style-name="T21">) {<text:line-break/> <text:s text:c="11"/></text:span><text:span text:style-name="T20">$conteoPares</text:span><text:span text:style-name="T21">++<text:line-break/> <text:s text:c="7"/>}<text:line-break/> <text:s text:c="3"/>}<text:line-break/> <text:s text:c="3"/></text:span><text:span text:style-name="T23">Write-Host</text:span><text:span text:style-name="T21"> </text:span><text:span text:style-name="T24">"Hay </text:span><text:span text:style-name="T20">$conteoPares</text:span><text:span text:style-name="T24"> números pares en el array."</text:span><text:span text:style-name="T21"><text:line-break/>}<text:line-break/><text:line-break/>ContarPares</text:span></text:p>
          </table:table-cell>
        </table:table-row>
      </table:table>
      <text:p text:style-name="Standard"><text:span text:style-name="T10">Explicación</text:span>:</text:p>
      <text:p text:style-name="Standard">En este script, se define un array de números del 1 al 20. Utiliza un bucle Foreach para iterar a través de cada número en el array y un condicional if para verificar si el número es par. Si es par, incrementa un contador. Al final del bucle, el script imprime el número total de elementos pares encontrados. Este ejercicio es útil para demostrar cómo trabajar con arrays y realizar conteos condicionales.</text:p>
      <text:p text:style-name="Standard"/>
      <text:p text:style-name="Standard"><text:span text:style-name="T10">Ejercicio 3: Lista de Tareas Pendientes</text:span></text:p>
      <text:p text:style-name="Standard">Escribe un script en PowerShell que permita al usuario introducir una lista de tareas pendientes y luego iterar sobre la lista para imprimirlas numeradas.</text:p>
      <text:p text:style-name="Standard"><text:soft-page-break/><text:span text:style-name="T10">Solución:</text:span></text:p>
      <table:table table:name="Table44" table:style-name="Table44">
        <table:table-column table:style-name="Table44.A"/>
        <table:table-row table:style-name="Table44.1">
          <table:table-cell table:style-name="Table44.A1" office:value-type="string">
            <text:p text:style-name="P24"><text:span text:style-name="T22">function</text:span><text:span text:style-name="T21"> ListarTareas {<text:line-break/> <text:s text:c="3"/></text:span><text:span text:style-name="T20">$tareas</text:span><text:span text:style-name="T21"> = @()<text:line-break/> <text:s text:c="3"/></text:span><text:span text:style-name="T22">do</text:span><text:span text:style-name="T21"> {<text:line-break/> <text:s text:c="7"/></text:span><text:span text:style-name="T20">$tarea</text:span><text:span text:style-name="T21"> = </text:span><text:span text:style-name="T23">Read-Host</text:span><text:span text:style-name="T21"> </text:span><text:span text:style-name="T24">"Introduce una tarea (o 'fin' para terminar)"</text:span><text:span text:style-name="T21"><text:line-break/> <text:s text:c="7"/></text:span><text:span text:style-name="T22">if</text:span><text:span text:style-name="T21"> (</text:span><text:span text:style-name="T20">$tarea</text:span><text:span text:style-name="T21"> -ne </text:span><text:span text:style-name="T24">'fin'</text:span><text:span text:style-name="T21">) {<text:line-break/> <text:s text:c="11"/></text:span><text:span text:style-name="T20">$tareas</text:span><text:span text:style-name="T21"> += </text:span><text:span text:style-name="T20">$tarea</text:span><text:span text:style-name="T21"><text:line-break/> <text:s text:c="7"/>}<text:line-break/> <text:s text:c="3"/>} </text:span><text:span text:style-name="T22">while</text:span><text:span text:style-name="T21"> (</text:span><text:span text:style-name="T20">$tarea</text:span><text:span text:style-name="T21"> -ne </text:span><text:span text:style-name="T24">'fin'</text:span><text:span text:style-name="T21">)<text:line-break/><text:line-break/> <text:s text:c="3"/></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tareas</text:span><text:span text:style-name="T21">.Length; </text:span><text:span text:style-name="T20">$i</text:span><text:span text:style-name="T21">++) {<text:line-break/> <text:s text:c="7"/></text:span><text:span text:style-name="T23">Write-Host</text:span><text:span text:style-name="T21"> </text:span><text:span text:style-name="T24">"$(</text:span><text:span text:style-name="T20">$i</text:span><text:span text:style-name="T24"> + 1). $(</text:span><text:span text:style-name="T20">$tareas</text:span><text:span text:style-name="T24">[</text:span><text:span text:style-name="T20">$i</text:span><text:span text:style-name="T24">])"</text:span><text:span text:style-name="T21"><text:line-break/> <text:s text:c="3"/>}<text:line-break/>}<text:line-break/><text:line-break/>ListarTareas</text:span></text:p>
          </table:table-cell>
        </table:table-row>
      </table:table>
      <text:p text:style-name="Standard"><text:span text:style-name="T10">Explicación:</text:span></text:p>
      <text:p text:style-name="Standard">Este script recopila tareas en un array utilizando un bucle Do-While hasta que el usuario escribe 'fin'. Luego, utiliza un bucle for para imprimir cada tarea con su número correspondiente. Este ejercicio muestra cómo combinar bucles do-while y for para la entrada y procesamiento de datos en una lista simple y numerada.</text:p>
      <text:p text:style-name="Standard"/>
      <text:p text:style-name="Standard"><text:span text:style-name="T10">Ejercicio 4: Sistema de Gestión de Inventario</text:span></text:p>
      <text:p text:style-name="Standard">Desarrolla un sistema de gestión de inventario en PowerShell que permita al usuario añadir productos con sus cantidades y precios, actualizar cantidades de productos existentes, y mostrar un resumen del inventario actual. El sistema debe:</text:p>
      <text:list xml:id="list3836383779" text:style-name="WWNum4">
        <text:list-item>
          <text:p text:style-name="P27">Permitir al usuario ingresar productos hasta que decida terminar la entrada.</text:p>
        </text:list-item>
        <text:list-item>
          <text:p text:style-name="P32">Proporcionar opciones para añadir un nuevo producto o actualizar uno existente.</text:p>
        </text:list-item>
        <text:list-item>
          <text:p text:style-name="P37">Mostrar el inventario completo al final.</text:p>
        </text:list-item>
      </text:list>
      <text:p text:style-name="Standard"><text:span text:style-name="T10">Solución:</text:span></text:p>
      <table:table table:name="Table45" table:style-name="Table45">
        <table:table-column table:style-name="Table45.A"/>
        <table:table-row table:style-name="Table45.1">
          <table:table-cell table:style-name="Table45.A1" office:value-type="string">
            <text:p text:style-name="P24"><text:span text:style-name="T22">function</text:span><text:span text:style-name="T21"> Añadi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text:span><text:span text:style-name="T21"><text:line-break/> <text:s text:c="3"/></text:span><text:span text:style-name="T20">$cantidad</text:span><text:span text:style-name="T21"> = </text:span><text:span text:style-name="T23">Read-Host</text:span><text:span text:style-name="T21"> </text:span><text:span text:style-name="T24">"Introduce la cantidad del producto"</text:span><text:span text:style-name="T21"><text:line-break/> <text:s text:c="3"/></text:span><text:span text:style-name="T20">$precio</text:span><text:span text:style-name="T21"> = </text:span><text:span text:style-name="T23">Read-Host</text:span><text:span text:style-name="T21"> </text:span><text:span text:style-name="T24">"Introduce el precio del producto"</text:span><text:span text:style-name="T21"><text:line-break/> <text:s text:c="3"/></text:span><text:span text:style-name="T20">$inventario</text:span><text:span text:style-name="T21">[</text:span><text:span text:style-name="T20">$nombre</text:span><text:span text:style-name="T21">] = @{Cantidad = </text:span><text:span text:style-name="T20">$cantidad</text:span><text:span text:style-name="T21">; Precio = </text:span><text:span text:style-name="T20">$precio</text:span><text:span text:style-name="T21">}<text:line-break/>}<text:line-break/><text:line-break/></text:span><text:span text:style-name="T22">function</text:span><text:span text:style-name="T21"> Actualiza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 para actualizar"</text:span><text:span text:style-name="T21"><text:line-break/> <text:s text:c="3"/></text:span><text:span text:style-name="T22">if</text:span><text:span text:style-name="T21"> (</text:span><text:span text:style-name="T20">$inventario</text:span><text:span text:style-name="T21">.ContainsKey(</text:span><text:span text:style-name="T20">$nombre</text:span><text:span text:style-name="T21">)) {<text:line-break/> <text:s text:c="7"/></text:span><text:span text:style-name="T20">$cantidadNueva</text:span><text:span text:style-name="T21"> = </text:span><text:span text:style-name="T23">Read-Host</text:span><text:span text:style-name="T21"> </text:span><text:span text:style-name="T24">"Introduce la nueva cantidad del producto"</text:span><text:span text:style-name="T21"><text:line-break/> <text:s text:c="7"/></text:span><text:span text:style-name="T20">$inventario</text:span><text:span text:style-name="T21">[</text:span><text:span text:style-name="T20">$nombre</text:span><text:span text:style-name="T21">].Cantidad = </text:span><text:span text:style-name="T20">$cantidadNueva</text:span><text:span text:style-name="T21"><text:line-break/> <text:s text:c="3"/>} </text:span><text:span text:style-name="T22">else</text:span><text:span text:style-name="T21"> {<text:line-break/> <text:s text:c="7"/></text:span><text:span text:style-name="T23">Write-Host</text:span><text:span text:style-name="T21"> </text:span><text:span text:style-name="T24">"Producto no encontrado"</text:span><text:span text:style-name="T21"><text:line-break/> <text:s text:c="3"/>}<text:line-break/>}<text:line-break/><text:line-break/></text:span><text:span text:style-name="T22">function</text:span><text:span text:style-name="T21"> MostrarInventario(</text:span><text:span text:style-name="T20">$inventario</text:span><text:span text:style-name="T21">) {<text:line-break/> <text:s text:c="3"/></text:span><text:span text:style-name="T23">Write-Host</text:span><text:span text:style-name="T21"> </text:span><text:span text:style-name="T24">"Inventario actual:"</text:span><text:span text:style-name="T21"><text:line-break/> <text:s text:c="3"/></text:span><text:span text:style-name="T22">foreach</text:span><text:span text:style-name="T21"> (</text:span><text:span text:style-name="T20">$item</text:span><text:span text:style-name="T21"> </text:span><text:span text:style-name="T22">in</text:span><text:span text:style-name="T21"> </text:span><text:span text:style-name="T20">$inventario</text:span><text:span text:style-name="T21">.Keys) {<text:line-break/> <text:s text:c="7"/></text:span><text:span text:style-name="T20">$producto</text:span><text:span text:style-name="T21"> = </text:span><text:span text:style-name="T20">$inventario</text:span><text:span text:style-name="T21">[</text:span><text:span text:style-name="T20">$item</text:span><text:span text:style-name="T21">]<text:line-break/> <text:s text:c="7"/></text:span><text:span text:style-name="T23">Write-Host</text:span><text:span text:style-name="T21"> </text:span><text:span text:style-name="T24">"Producto: </text:span><text:span text:style-name="T20">$item</text:span><text:span text:style-name="T24">, Cantidad: $(</text:span><text:span text:style-name="T20">$producto</text:span><text:span text:style-name="T24">.Cantidad), Precio: $(</text:span><text:span text:style-name="T20">$producto</text:span><text:span text:style-name="T24">.Precio)"</text:span><text:span text:style-name="T21"><text:line-break/> <text:s text:c="3"/>}<text:line-break/>}<text:line-break/><text:line-break/></text:span><text:span text:style-name="T20">$inventario</text:span><text:span text:style-name="T21"> = @{}<text:line-break/></text:span><text:span text:style-name="T22">do</text:span><text:span text:style-name="T21"> {<text:line-break/> <text:s text:c="3"/></text:span><text:span text:style-name="T23">Write-Host</text:span><text:span text:style-name="T21"> </text:span><text:span text:style-name="T24">"1. Añadir producto"</text:span><text:span text:style-name="T21"><text:line-break/> <text:s text:c="3"/></text:span><text:span text:style-name="T23">Write-Host</text:span><text:span text:style-name="T21"> </text:span><text:span text:style-name="T24">"2. Actualizar producto"</text:span><text:span text:style-name="T21"><text:line-break/> <text:s text:c="3"/></text:span><text:span text:style-name="T23">Write-Host</text:span><text:span text:style-name="T21"> </text:span><text:span text:style-name="T24">"3. Salir"</text:span><text:span text:style-name="T21"><text:line-break/> <text:s text:c="3"/></text:span><text:span text:style-name="T20">$opcion</text:span><text:span text:style-name="T21"> = </text:span><text:span text:style-name="T23">Read-Host</text:span><text:span text:style-name="T21"> </text:span><text:span text:style-name="T24">"Seleccione una opción"</text:span><text:span text:style-name="T21"><text:line-break/> <text:s text:c="3"/></text:span><text:span text:style-name="T22">switch</text:span><text:span text:style-name="T21"> (</text:span><text:span text:style-name="T20">$opcion</text:span><text:span text:style-name="T21">) {<text:line-break/> <text:s text:c="7"/></text:span><text:span text:style-name="T24">'1'</text:span><text:span text:style-name="T21"> { AñadirProducto </text:span><text:span text:style-name="T20">$inventario</text:span><text:span text:style-name="T21"> }<text:line-break/> <text:s text:c="7"/></text:span><text:span text:style-name="T24">'2'</text:span><text:span text:style-name="T21"> { ActualizarProducto </text:span><text:span text:style-name="T20">$inventario</text:span><text:span text:style-name="T21"> }<text:line-break/> <text:s text:c="7"/></text:span><text:span text:style-name="T24">'3'</text:span><text:span text:style-name="T21"> { MostrarInventario </text:span><text:span text:style-name="T20">$inventario</text:span><text:span text:style-name="T21">; </text:span><text:span text:style-name="T22">break</text:span><text:span text:style-name="T21"> }<text:line-break/> <text:s text:c="7"/>default { </text:span><text:span text:style-name="T23">Write-Host</text:span><text:span text:style-name="T21"> </text:span><text:span text:style-name="T24">"Opción no válida"</text:span><text:span text:style-name="T21"> }<text:line-break/> <text:s text:c="3"/>}<text:line-break/>} </text:span><text:span text:style-name="T22">while</text:span><text:span text:style-name="T21"> (</text:span><text:span text:style-name="T20">$true</text:span><text:span text:style-name="T21">)</text:span></text:p>
          </table:table-cell>
        </table:table-row>
      </table:table>
      <text:p text:style-name="Standard"><text:span text:style-name="T10">Explicación:</text:span></text:p>
      <text:p text:style-name="Standard">Este script utiliza un bucle Do-While para procesar las entradas del usuario hasta que decide salir. Las funciones AñadirProducto, ActualizarProducto, y MostrarInventario manejan las tareas específicas, mientras que un hashtable se utiliza para almacenar y gestionar el inventario.</text:p>
      <text:p text:style-name="Standard"/>
      <text:p text:style-name="Standard"><text:span text:style-name="T10">Ejercicio 5: Procesador de Datos del Estudiante</text:span></text:p>
      <text:p text:style-name="Standard">Escribe un script en PowerShell que gestione una lista de estudiantes y sus calificaciones. El script debe permitir al usuario ingresar datos, calcular la calificación media de cada estudiante, y determinar quién tiene la mayor y menor calificación promedio. El sistema debe:</text:p>
      <text:list xml:id="list115829214" text:style-name="WWNum1">
        <text:list-item>
          <text:p text:style-name="P28">Permitir la entrada de nombres y una lista de calificaciones para cada estudiante.</text:p>
        </text:list-item>
        <text:list-item>
          <text:p text:style-name="P33">Calcular y mostrar la calificación promedio para cada estudiante.</text:p>
        </text:list-item>
        <text:list-item>
          <text:p text:style-name="P38">Identificar y mostrar las calificaciones promedio más alta y más baja al final.</text:p>
        </text:list-item>
      </text:list>
      <text:p text:style-name="Standard"><text:span text:style-name="T10">Solución:</text:span></text:p>
      <table:table table:name="Table46" table:style-name="Table46">
        <table:table-column table:style-name="Table46.A"/>
        <table:table-row table:style-name="Table46.1">
          <table:table-cell table:style-name="Table46.A1" office:value-type="string">
            <text:p text:style-name="P24"><text:span text:style-name="T22">function</text:span><text:span text:style-name="T21"> IngresarDatos() {<text:line-break/> <text:s text:c="3"/></text:span><text:span text:style-name="T20">$estudiantes</text:span><text:span text:style-name="T21"> = @{}<text:line-break/> <text:s text:c="3"/></text:span><text:span text:style-name="T20">$continuar</text:span><text:span text:style-name="T21"> = </text:span><text:span text:style-name="T20">$true</text:span><text:span text:style-name="T21"><text:line-break/> <text:s text:c="3"/></text:span><text:span text:style-name="T22">while</text:span><text:span text:style-name="T21"> (</text:span><text:span text:style-name="T20">$continuar</text:span><text:span text:style-name="T21">) {<text:line-break/> <text:s text:c="7"/></text:span><text:span text:style-name="T20">$nombre</text:span><text:span text:style-name="T21"> = </text:span><text:span text:style-name="T23">Read-Host</text:span><text:span text:style-name="T21"> </text:span><text:span text:style-name="T24">"Introduce el nombre del estudiante"</text:span><text:span text:style-name="T21"><text:line-break/> <text:s text:c="7"/></text:span><text:span text:style-name="T20">$calificaciones</text:span><text:span text:style-name="T21"> = </text:span><text:span text:style-name="T23">Read-Host</text:span><text:span text:style-name="T21"> </text:span><text:span text:style-name="T24">"Introduce las calificaciones separadas por comas"</text:span><text:span text:style-name="T21"><text:line-break/> <text:s text:c="7"/></text:span><text:span text:style-name="T20">$calificacionesArray</text:span><text:span text:style-name="T21"> = </text:span><text:span text:style-name="T20">$calificaciones</text:span><text:span text:style-name="T21"> -split </text:span><text:span text:style-name="T24">','</text:span><text:span text:style-name="T21"> | </text:span><text:span text:style-name="T23">ForEach-Object</text:span><text:span text:style-name="T21"> { [int]</text:span><text:span text:style-name="T20">$_</text:span><text:span text:style-name="T21"> }<text:line-break/> <text:s text:c="7"/></text:span><text:span text:style-name="T20">$estudiantes</text:span><text:span text:style-name="T21">[</text:span><text:span text:style-name="T20">$nombre</text:span><text:span text:style-name="T21">] = </text:span><text:span text:style-name="T20">$calificacionesArray</text:span><text:span text:style-name="T21"><text:line-break/> <text:s text:c="7"/></text:span><text:span text:style-name="T20">$continuar</text:span><text:span text:style-name="T21"> = </text:span><text:span text:style-name="T23">Read-Host</text:span><text:span text:style-name="T21"> </text:span><text:span text:style-name="T24">"¿Agregar otro estudiante? (s/n)"</text:span><text:span text:style-name="T21"> -eq </text:span><text:span text:style-name="T24">'s'</text:span><text:span text:style-name="T21"><text:line-break/> <text:s text:c="3"/>}<text:line-break/> <text:s text:c="3"/></text:span><text:span text:style-name="T22">return</text:span><text:span text:style-name="T21"> </text:span><text:span text:style-name="T20">$estudiantes</text:span><text:span text:style-name="T21"><text:line-break/>}<text:line-break/><text:line-break/></text:span><text:span text:style-name="T22">function</text:span><text:span text:style-name="T21"> CalcularPromedios(</text:span><text:span text:style-name="T20">$estudiantes</text:span><text:span text:style-name="T21">) {<text:line-break/> <text:s text:c="3"/></text:span><text:span text:style-name="T20">$promedios</text:span><text:span text:style-name="T21"> = @{}<text:line-break/> <text:s text:c="3"/></text:span><text:span text:style-name="T22">foreach</text:span><text:span text:style-name="T21"> (</text:span><text:span text:style-name="T20">$estudiante</text:span><text:span text:style-name="T21"> </text:span><text:span text:style-name="T22">in</text:span><text:span text:style-name="T21"> </text:span><text:span text:style-name="T20">$estudiantes</text:span><text:span text:style-name="T21">.Keys) {<text:line-break/> <text:s text:c="7"/></text:span><text:span text:style-name="T20">$promedio</text:span><text:span text:style-name="T21"> = (</text:span><text:span text:style-name="T20">$estudiantes</text:span><text:span text:style-name="T21">[</text:span><text:span text:style-name="T20">$estudiante</text:span><text:span text:style-name="T21">] | </text:span><text:span text:style-name="T23">Measure-Object</text:span><text:span text:style-name="T21"> -Average).Average<text:line-break/> <text:s text:c="7"/></text:span><text:span text:style-name="T20">$promedios</text:span><text:span text:style-name="T21">[</text:span><text:span text:style-name="T20">$estudiante</text:span><text:span text:style-name="T21">] = </text:span><text:span text:style-name="T20">$promedio</text:span><text:span text:style-name="T21"><text:line-break/> <text:s text:c="7"/></text:span><text:span text:style-name="T23">Write-Host</text:span><text:span text:style-name="T21"> </text:span><text:span text:style-name="T24">"</text:span><text:span text:style-name="T20">$estudiante</text:span><text:span text:style-name="T24"> tiene un promedio de </text:span><text:span text:style-name="T20">$promedio</text:span><text:span text:style-name="T24">"</text:span><text:span text:style-name="T21"><text:line-break/> <text:s text:c="3"/>}<text:line-break/> <text:s text:c="3"/></text:span><text:span text:style-name="T22">return</text:span><text:span text:style-name="T21"> </text:span><text:span text:style-name="T20">$promedios</text:span><text:span text:style-name="T21"><text:line-break/>}<text:line-break/><text:line-break/></text:span><text:span text:style-name="T22">function</text:span><text:span text:style-name="T21"> MostrarExtremos(</text:span><text:span text:style-name="T20">$promedios</text:span><text:span text:style-name="T21">) {<text:line-break/> <text:s text:c="3"/></text:span><text:span text:style-name="T20">$maxNombre</text:span><text:span text:style-name="T21"> = (</text:span><text:span text:style-name="T20">$promedios</text:span><text:span text:style-name="T21">.GetEnumerator() | </text:span><text:span text:style-name="T23">Sort-Object</text:span><text:span text:style-name="T21"> Value -Descending | </text:span><text:span text:style-name="T23">Select-Object</text:span><text:span text:style-name="T21"> -First </text:span><text:span text:style-name="T20">1</text:span><text:span text:style-name="T21">).Name<text:line-break/> <text:s text:c="3"/></text:span><text:span text:style-name="T20">$minNombre</text:span><text:span text:style-name="T21"> = (</text:span><text:span text:style-name="T20">$promedios</text:span><text:span text:style-name="T21">.GetEnumerator() | </text:span><text:span text:style-name="T23">Sort-Object</text:span><text:span text:style-name="T21"> Value -Ascending | </text:span><text:span text:style-name="T23">Select-Object</text:span><text:span text:style-name="T21"> -First </text:span><text:span text:style-name="T20">1</text:span><text:span text:style-name="T21">).Name<text:line-break/> <text:s text:c="3"/></text:span><text:span text:style-name="T23">Write-Host</text:span><text:span text:style-name="T21"> </text:span><text:span text:style-name="T24">"La calificación más alta es de </text:span><text:span text:style-name="T20">$maxNombre</text:span><text:span text:style-name="T24"> con $(</text:span><text:span text:style-name="T20">$promedios</text:span><text:span text:style-name="T24">[</text:span><text:span text:style-name="T20">$maxNombre</text:span><text:span text:style-name="T24">])"</text:span><text:span text:style-name="T21"><text:line-break/> <text:s text:c="3"/></text:span><text:span text:style-name="T23">Write-Host</text:span><text:span text:style-name="T21"> </text:span><text:span text:style-name="T24">"La calificación más baja es de </text:span><text:span text:style-name="T20">$minNombre</text:span><text:span text:style-name="T24"> con $(</text:span><text:span text:style-name="T20">$promedios</text:span><text:span text:style-name="T24">[</text:span><text:span text:style-name="T20">$minNombre</text:span><text:span text:style-name="T24">])"</text:span><text:span text:style-name="T21"><text:line-break/>}<text:line-break/><text:line-break/></text:span><text:span text:style-name="T20">$estudiantes</text:span><text:span text:style-name="T21"> = IngresarDatos<text:line-break/></text:span><text:span text:style-name="T20">$promedios</text:span><text:span text:style-name="T21"> = CalcularPromedios </text:span><text:span text:style-name="T20">$estudiantes</text:span><text:span text:style-name="T21"><text:line-break/>MostrarExtremos </text:span><text:span text:style-name="T20">$promedios</text:span></text:p>
          </table:table-cell>
        </table:table-row>
      </table:table>
      <text:p text:style-name="Standard"><text:span text:style-name="T10">Explicación:</text:span></text:p>
      <text:p text:style-name="Standard">Este script administra las entradas de los estudiantes y sus calificaciones, calcula promedios utilizando bucles Foreach, y utiliza funciones para separar la lógica de entrada de datos, cálculo de promedios y visualización de resultados. Utiliza Measure-Object para calcular el promedio de las calificaciones de cada estudiante y determina el estudiante con la calificación más alta y más baja.</text:p>
      <text:p text:style-name="Standard"/>
      <text:p text:style-name="Standard"><text:span text:style-name="T10">Ejercicio 6: Simulador de Descuentos en Tienda</text:span></text:p>
      <text:p text:style-name="Standard">Desarrolla un simulador de descuentos para una tienda en PowerShell. El script debe permitir al usuario introducir múltiples precios de productos y un porcentaje de descuento único. Luego, debe calcular y mostrar el precio después del descuento para cada producto y el total ahorrado. El script debe:</text:p>
      <text:list xml:id="list2906420179" text:style-name="WWNum2">
        <text:list-item>
          <text:p text:style-name="P29">Solicitar al usuario que introduzca uno o más precios.</text:p>
        </text:list-item>
        <text:list-item>
          <text:p text:style-name="P34">Solicitar un porcentaje de descuento.</text:p>
        </text:list-item>
        <text:list-item>
          <text:p text:style-name="P34">Aplicar el descuento a cada precio y mostrar el nuevo precio.</text:p>
        </text:list-item>
        <text:list-item>
          <text:p text:style-name="P39">Calcular y mostrar el total ahorrado.</text:p>
        </text:list-item>
      </text:list>
      <text:p text:style-name="Standard"><text:span text:style-name="T10">Solución:</text:span></text:p>
      <table:table table:name="Table47" table:style-name="Table47">
        <table:table-column table:style-name="Table47.A"/>
        <table:table-row table:style-name="Table47.1">
          <table:table-cell table:style-name="Table47.A1" office:value-type="string">
            <text:p text:style-name="P24"><text:span text:style-name="T22">function</text:span><text:span text:style-name="T21"> ObtenerPrecios() {<text:line-break/> <text:s text:c="3"/></text:span><text:span text:style-name="T20">$precios</text:span><text:span text:style-name="T21"> = @()<text:line-break/> <text:s text:c="3"/></text:span><text:span text:style-name="T22">do</text:span><text:span text:style-name="T21"> {<text:line-break/> <text:s text:c="7"/></text:span><text:span text:style-name="T20">$precio</text:span><text:span text:style-name="T21"> = </text:span><text:span text:style-name="T23">Read-Host</text:span><text:span text:style-name="T21"> </text:span><text:span text:style-name="T24">"Introduce el precio del producto"</text:span><text:span text:style-name="T21"><text:line-break/> <text:s text:c="7"/></text:span><text:span text:style-name="T20">$precios</text:span><text:span text:style-name="T21"> += [double]</text:span><text:span text:style-name="T20">$precio</text:span><text:span text:style-name="T21"><text:line-break/> <text:s text:c="3"/>} </text:span><text:span text:style-name="T22">while</text:span><text:span text:style-name="T21"> (</text:span><text:span text:style-name="T23">Read-Host</text:span><text:span text:style-name="T21"> </text:span><text:span text:style-name="T24">"¿Agregar otro producto? (s/n)"</text:span><text:span text:style-name="T21"> -eq </text:span><text:span text:style-name="T24">'s'</text:span><text:span text:style-name="T21">)<text:line-break/> <text:s text:c="3"/></text:span><text:span text:style-name="T22">return</text:span><text:span text:style-name="T21"> </text:span><text:span text:style-name="T20">$precios</text:span><text:span text:style-name="T21"><text:line-break/>}<text:line-break/><text:line-break/></text:span><text:span text:style-name="T22">function</text:span><text:span text:style-name="T21"> AplicarDescuento(</text:span><text:span text:style-name="T20">$precios</text:span><text:span text:style-name="T21">, </text:span><text:span text:style-name="T20">$descuento</text:span><text:span text:style-name="T21">) {<text:line-break/> <text:s text:c="3"/></text:span><text:span text:style-name="T20">$totalAhorrado</text:span><text:span text:style-name="T21"> = </text:span><text:span text:style-name="T20">0</text:span><text:span text:style-name="T21"><text:line-break/> <text:s text:c="3"/></text:span><text:span text:style-name="T22">foreach</text:span><text:span text:style-name="T21"> (</text:span><text:span text:style-name="T20">$precio</text:span><text:span text:style-name="T21"> </text:span><text:span text:style-name="T22">in</text:span><text:span text:style-name="T21"> </text:span><text:span text:style-name="T20">$precios</text:span><text:span text:style-name="T21">) {<text:line-break/> <text:s text:c="7"/></text:span><text:span text:style-name="T20">$precioDescuento</text:span><text:span text:style-name="T21"> = </text:span><text:span text:style-name="T20">$precio</text:span><text:span text:style-name="T21"> - (</text:span><text:span text:style-name="T20">$precio</text:span><text:span text:style-name="T21"> * </text:span><text:span text:style-name="T20">$descuento</text:span><text:span text:style-name="T21"> / </text:span><text:span text:style-name="T20">100</text:span><text:span text:style-name="T21">)<text:line-break/> <text:s text:c="7"/></text:span><text:span text:style-name="T23">Write-Host</text:span><text:span text:style-name="T21"> </text:span><text:span text:style-name="T24">"Precio original: </text:span><text:span text:style-name="T20">$precio</text:span><text:span text:style-name="T24">, Precio con descuento: </text:span><text:span text:style-name="T20">$precioDescuento</text:span><text:span text:style-name="T24">"</text:span><text:span text:style-name="T21"><text:line-break/> <text:s text:c="7"/></text:span><text:span text:style-name="T20">$totalAhorrado</text:span><text:span text:style-name="T21"> += </text:span><text:span text:style-name="T20">$precio</text:span><text:span text:style-name="T21"> - </text:span><text:span text:style-name="T20">$precioDescuento</text:span><text:span text:style-name="T21"><text:line-break/> <text:s text:c="3"/>}<text:line-break/> <text:s text:c="3"/></text:span><text:span text:style-name="T23">Write-Host</text:span><text:span text:style-name="T21"> </text:span><text:span text:style-name="T24">"Total ahorrado: </text:span><text:span text:style-name="T20">$totalAhorrado</text:span><text:span text:style-name="T24">"</text:span><text:span text:style-name="T21"><text:line-break/>}<text:line-break/><text:line-break/></text:span><text:span text:style-name="T20">$precios</text:span><text:span text:style-name="T21"> = ObtenerPrecios<text:line-break/></text:span><text:span text:style-name="T20">$descuento</text:span><text:span text:style-name="T21"> = </text:span><text:span text:style-name="T23">Read-Host</text:span><text:span text:style-name="T21"> </text:span><text:span text:style-name="T24">"Introduce el porcentaje de descuento"</text:span><text:span text:style-name="T21"><text:line-break/>AplicarDescuento </text:span><text:span text:style-name="T20">$precios</text:span><text:span text:style-name="T21"> </text:span><text:span text:style-name="T20">$descuento</text:span></text:p>
          </table:table-cell>
        </table:table-row>
      </table:table>
      <text:p text:style-name="Standard"><text:span text:style-name="T10">Explicación:</text:span></text:p>
      <text:p text:style-name="Standard">Este script recoge múltiples precios de productos y un porcentaje de descuento. Calcula el nuevo precio después del descuento para cada producto y suma el total ahorrado, mostrando ambos en la consola. Utiliza bucles Do-While y Foreach para manejar múltiples entradas y procesamiento de cada precio.</text:p>
      <text:list xml:id="list15614294943975" text:continue-list="list15614456035640" text:style-name="WWNum3">
        <text:list-item>
          <text:p text:style-name="P41"><text:bookmark text:name="_xotjqjr5jl57"/>Bibliografía</text:p>
        </text:list-item>
      </text:list>
      <text:p text:style-name="Standard"><text:a xlink:type="simple" xlink:href="https://somebooks.es/scripts-powershell-guia-principiantes/" text:style-name="ListLabel_20_46" text:visited-style-name="ListLabel_20_46"><text:span text:style-name="T27">https://somebooks.es/scripts-powershell-guia-principiantes/</text:span></text:a></text:p>
      <text:p text:style-name="Standard"><text:a xlink:type="simple" xlink:href="https://learnxinyminutes.com/docs/es-es/powershell-es/" text:style-name="ListLabel_20_46" text:visited-style-name="ListLabel_20_46"><text:span text:style-name="T27">https://learnxinyminutes.com/docs/es-es/powershell-es/</text:span></text:a></text:p>
      <text:p text:style-name="Standard"><text:a xlink:type="simple" xlink:href="https://github.com/fleschutz/PowerShell" text:style-name="ListLabel_20_46" text:visited-style-name="ListLabel_20_46"><text:span text:style-name="T27">https://github.com/fleschutz/PowerShell</text:span></text:a></text:p>
      <text:p text:style-name="Standard"><text:a xlink:type="simple" xlink:href="https://learn.microsoft.com/es-es/powershell/scripting/overview?view=powershell-7.4" text:style-name="ListLabel_20_46" text:visited-style-name="ListLabel_20_46"><text:span text:style-name="T27">https://learn.microsoft.com/es-es/powershell/scripting/overview?view=powershell-7.4</text:span></text:a></text:p>
      <text:p text:style-name="Standard"/>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2</text:span></text:p>
      </style:header>
      <style:footer>
        <text:p text:style-name="MP4"><text:span text:style-name="MT1">CFGM Sistemas Microinformáticos y Redes<text:tab/><text:tab/>Unidad 04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7" meta:image-count="4" meta:object-count="0" meta:page-count="9" meta:paragraph-count="398" meta:word-count="4128" meta:character-count="28163" meta:non-whitespace-character-count="23327"/>
    <meta:generator>LibreOfficeDev/6.0.5.2$Linux_X86_64 LibreOffice_project/</meta:generator>
  </office:meta>
</office:document-meta>
</file>